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 Narrow'" svg:font-family="''Arial Narrow''"/>
    <style:font-face style:name="Arial" svg:font-family="Arial"/>
    <style:font-face style:name="Arial Narrow" svg:font-family="'Arial Narrow'"/>
    <style:font-face style:name="Cambria" svg:font-family="Cambria"/>
    <style:font-face style:name="Tinos" svg:font-family="Tino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25.66mm"/>
    </style:style>
    <style:style style:name="co16" style:family="table-column">
      <style:table-column-properties fo:break-before="auto" style:column-width="24.34mm"/>
    </style:style>
    <style:style style:name="co15" style:family="table-column">
      <style:table-column-properties fo:break-before="auto" style:column-width="38.1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19.58mm"/>
    </style:style>
    <style:style style:name="co6" style:family="table-column">
      <style:table-column-properties fo:break-before="auto" style:column-width="41.54mm"/>
    </style:style>
    <style:style style:name="co7" style:family="table-column">
      <style:table-column-properties fo:break-before="auto" style:column-width="32.28mm"/>
    </style:style>
    <style:style style:name="co8" style:family="table-column">
      <style:table-column-properties fo:break-before="auto" style:column-width="33.87mm"/>
    </style:style>
    <style:style style:name="co9" style:family="table-column">
      <style:table-column-properties fo:break-before="auto" style:column-width="40.48mm"/>
    </style:style>
    <style:style style:name="co11" style:family="table-column">
      <style:table-column-properties fo:break-before="auto" style:column-width="53.45mm"/>
    </style:style>
    <style:style style:name="co12" style:family="table-column">
      <style:table-column-properties fo:break-before="auto" style:column-width="30.43mm"/>
    </style:style>
    <style:style style:name="co13" style:family="table-column">
      <style:table-column-properties fo:break-before="auto" style:column-width="34.66mm"/>
    </style:style>
    <style:style style:name="co14" style:family="table-column">
      <style:table-column-properties fo:break-before="auto" style:column-width="30.69mm"/>
    </style:style>
    <style:style style:name="co17" style:family="table-column">
      <style:table-column-properties fo:break-before="auto" style:column-width="48.42mm"/>
    </style:style>
    <style:style style:name="co18" style:family="table-column">
      <style:table-column-properties fo:break-before="auto" style:column-width="43.92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no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e0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e0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'Arial Narrow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8.29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22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120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16.57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7" table:default-cell-style-name="Default"/>
        <table:table-column table:style-name="co10" table:number-columns-repeated="8" table:default-cell-style-name="Default"/>
        <table:table-column table:style-name="co18" table:default-cell-style-name="Default"/>
        <table:table-column table:style-name="co10" table:number-columns-repeated="7" table:default-cell-style-name="Default"/>
        <table:table-column table:style-name="co15" table:number-columns-repeated="992" table:default-cell-style-name="Default"/>
        <table:table-row table:style-name="ro1">
          <table:table-cell table:style-name="ce2" office:value-type="string" calcext:value-type="string">
            <office:annotation draw:style-name="gr1" draw:text-style-name="P2" svg:width="134.94mm" svg:height="10.29mm" svg:x="30.16mm" svg:y="5.7mm" draw:caption-point-x="-4.07mm" draw:caption-point-y="-5.6mm">
              <dc:date>2017-01-12T00:00:00</dc:date>
              <text:p text:style-name="P1"><text:span text:style-name="T1">70 Sincelejo</text:span></text:p>
              <text:p text:style-name="P1"><text:span text:style-name="T1">23 Córdoba</text:span></text:p>
            </office:annotation>
            <text:p>Departamento</text:p>
          </table:table-cell>
          <table:table-cell table:style-name="ce2" office:value-type="string" calcext:value-type="string">
            <office:annotation draw:style-name="gr2" draw:text-style-name="P2" svg:width="149.22mm" svg:height="225.57mm" svg:x="49.74mm" svg:y="0mm" draw:caption-point-x="-4.07mm" draw:caption-point-y="0.1mm">
              <dc:date>2017-01-12T00:00:00</dc:date>
              <text:p text:style-name="P1"><text:span text:style-name="T1">23001</text:span><text:span text:style-name="T1"><text:tab/></text:span><text:span text:style-name="T1">MONTERIA</text:span></text:p>
              <text:p text:style-name="P1"><text:span text:style-name="T1">23068</text:span><text:span text:style-name="T1"><text:tab/></text:span><text:span text:style-name="T1">AYAPEL</text:span></text:p>
              <text:p text:style-name="P1"><text:span text:style-name="T1">23079</text:span><text:span text:style-name="T1"><text:tab/></text:span><text:span text:style-name="T1">BUENAVISTA</text:span></text:p>
              <text:p text:style-name="P1"><text:span text:style-name="T1">23090</text:span><text:span text:style-name="T1"><text:tab/></text:span><text:span text:style-name="T1">CANALETE</text:span></text:p>
              <text:p text:style-name="P1"><text:span text:style-name="T1">23162</text:span><text:span text:style-name="T1"><text:tab/></text:span><text:span text:style-name="T1">CERETE</text:span></text:p>
              <text:p text:style-name="P1"><text:span text:style-name="T1">23168</text:span><text:span text:style-name="T1"><text:tab/></text:span><text:span text:style-name="T1">CHIMA</text:span></text:p>
              <text:p text:style-name="P1"><text:span text:style-name="T1">23182</text:span><text:span text:style-name="T1"><text:tab/></text:span><text:span text:style-name="T1">CHINU</text:span></text:p>
              <text:p text:style-name="P1"><text:span text:style-name="T1">23189</text:span><text:span text:style-name="T1"><text:tab/></text:span><text:span text:style-name="T1">CIENAGA DE ORO</text:span></text:p>
              <text:p text:style-name="P1"><text:span text:style-name="T1">23300</text:span><text:span text:style-name="T1"><text:tab/></text:span><text:span text:style-name="T1">COTORRA</text:span></text:p>
              <text:p text:style-name="P1"><text:span text:style-name="T1">23350</text:span><text:span text:style-name="T1"><text:tab/></text:span><text:span text:style-name="T1">LA APARTADA</text:span></text:p>
              <text:p text:style-name="P1"><text:span text:style-name="T1">23417</text:span><text:span text:style-name="T1"><text:tab/></text:span><text:span text:style-name="T1">LORICA</text:span></text:p>
              <text:p text:style-name="P1"><text:span text:style-name="T1">23419</text:span><text:span text:style-name="T1"><text:tab/></text:span><text:span text:style-name="T1">LOS CORDOBAS</text:span></text:p>
              <text:p text:style-name="P1"><text:span text:style-name="T1">23464</text:span><text:span text:style-name="T1"><text:tab/></text:span><text:span text:style-name="T1">MOMIL</text:span></text:p>
              <text:p text:style-name="P1"><text:span text:style-name="T1">23466</text:span><text:span text:style-name="T1"><text:tab/></text:span><text:span text:style-name="T1">MONTELIBANO</text:span></text:p>
              <text:p text:style-name="P1"><text:span text:style-name="T1">23500</text:span><text:span text:style-name="T1"><text:tab/></text:span><text:span text:style-name="T1">MOÑITOS</text:span></text:p>
              <text:p text:style-name="P1"><text:span text:style-name="T1">23555</text:span><text:span text:style-name="T1"><text:tab/></text:span><text:span text:style-name="T1">PLANETA RICA</text:span></text:p>
              <text:p text:style-name="P1"><text:span text:style-name="T1">23570</text:span><text:span text:style-name="T1"><text:tab/></text:span><text:span text:style-name="T1">PUEBLO NUEVO</text:span></text:p>
              <text:p text:style-name="P1"><text:span text:style-name="T1">23574</text:span><text:span text:style-name="T1"><text:tab/></text:span><text:span text:style-name="T1">PUERTO ESCONDIDO</text:span></text:p>
              <text:p text:style-name="P1"><text:span text:style-name="T1">23580</text:span><text:span text:style-name="T1"><text:tab/></text:span><text:span text:style-name="T1">PUERTO LIBERTADOR</text:span></text:p>
              <text:p text:style-name="P1"><text:span text:style-name="T1">23586</text:span><text:span text:style-name="T1"><text:tab/></text:span><text:span text:style-name="T1">PURISIMA</text:span></text:p>
              <text:p text:style-name="P1"><text:span text:style-name="T1">23660</text:span><text:span text:style-name="T1"><text:tab/></text:span><text:span text:style-name="T1">SAHAGUN</text:span></text:p>
              <text:p text:style-name="P1"><text:span text:style-name="T1">23670</text:span><text:span text:style-name="T1"><text:tab/></text:span><text:span text:style-name="T1">SAN ANDRES SOTAVENTO</text:span></text:p>
              <text:p text:style-name="P1"><text:span text:style-name="T1">23672</text:span><text:span text:style-name="T1"><text:tab/></text:span><text:span text:style-name="T1">SAN ANTERO</text:span></text:p>
              <text:p text:style-name="P1"><text:span text:style-name="T1">23675</text:span><text:span text:style-name="T1"><text:tab/></text:span><text:span text:style-name="T1">SAN BERNARDO DEL VIENTO</text:span></text:p>
              <text:p text:style-name="P1"><text:span text:style-name="T1">23678</text:span><text:span text:style-name="T1"><text:tab/></text:span><text:span text:style-name="T1">SAN CARLOS</text:span></text:p>
              <text:p text:style-name="P1"><text:span text:style-name="T1">23686</text:span><text:span text:style-name="T1"><text:tab/></text:span><text:span text:style-name="T1">SAN PELAYO</text:span></text:p>
              <text:p text:style-name="P1"><text:span text:style-name="T1">23807</text:span><text:span text:style-name="T1"><text:tab/></text:span><text:span text:style-name="T1">TIERRALTA</text:span></text:p>
              <text:p text:style-name="P1"><text:span text:style-name="T1">23855</text:span><text:span text:style-name="T1"><text:tab/></text:span><text:span text:style-name="T1">VALENCIA</text:span></text:p>
              <text:p text:style-name="P1"><text:span text:style-name="T1">70001</text:span><text:span text:style-name="T1"><text:tab/></text:span><text:span text:style-name="T1">SINCELEJO</text:span></text:p>
              <text:p text:style-name="P1"><text:span text:style-name="T1">70110</text:span><text:span text:style-name="T1"><text:tab/></text:span><text:span text:style-name="T1">BUENAVISTA</text:span></text:p>
              <text:p text:style-name="P1"><text:span text:style-name="T1">70124</text:span><text:span text:style-name="T1"><text:tab/></text:span><text:span text:style-name="T1">CAIMITO</text:span></text:p>
              <text:p text:style-name="P1"><text:span text:style-name="T1">70204</text:span><text:span text:style-name="T1"><text:tab/></text:span><text:span text:style-name="T1">COLOSO</text:span></text:p>
              <text:p text:style-name="P1"><text:span text:style-name="T1">70215</text:span><text:span text:style-name="T1"><text:tab/></text:span><text:span text:style-name="T1">COROZAL</text:span></text:p>
              <text:p text:style-name="P1"><text:span text:style-name="T1">70221</text:span><text:span text:style-name="T1"><text:tab/></text:span><text:span text:style-name="T1">COVEÑAS</text:span></text:p>
              <text:p text:style-name="P1"><text:span text:style-name="T1">70230</text:span><text:span text:style-name="T1"><text:tab/></text:span><text:span text:style-name="T1">CHALAN</text:span></text:p>
              <text:p text:style-name="P1"><text:span text:style-name="T1">70233</text:span><text:span text:style-name="T1"><text:tab/></text:span><text:span text:style-name="T1">EL ROBLE</text:span></text:p>
              <text:p text:style-name="P1"><text:span text:style-name="T1">70235</text:span><text:span text:style-name="T1"><text:tab/></text:span><text:span text:style-name="T1">GALERAS</text:span></text:p>
              <text:p text:style-name="P1"><text:span text:style-name="T1">70265</text:span><text:span text:style-name="T1"><text:tab/></text:span><text:span text:style-name="T1">GUARANDA</text:span></text:p>
              <text:p text:style-name="P1"><text:span text:style-name="T1">70400</text:span><text:span text:style-name="T1"><text:tab/></text:span><text:span text:style-name="T1">LA UNION</text:span></text:p>
              <text:p text:style-name="P1"><text:span text:style-name="T1">70418</text:span><text:span text:style-name="T1"><text:tab/></text:span><text:span text:style-name="T1">LOS PALMITOS</text:span></text:p>
              <text:p text:style-name="P1"><text:span text:style-name="T1">70429</text:span><text:span text:style-name="T1"><text:tab/></text:span><text:span text:style-name="T1">MAJAGUAL</text:span></text:p>
              <text:p text:style-name="P1"><text:span text:style-name="T1">70473</text:span><text:span text:style-name="T1"><text:tab/></text:span><text:span text:style-name="T1">MORROA</text:span></text:p>
              <text:p text:style-name="P1"><text:span text:style-name="T1">70508</text:span><text:span text:style-name="T1"><text:tab/></text:span><text:span text:style-name="T1">OVEJAS</text:span></text:p>
              <text:p text:style-name="P1"><text:span text:style-name="T1">70523</text:span><text:span text:style-name="T1"><text:tab/></text:span><text:span text:style-name="T1">PALMITO</text:span></text:p>
              <text:p text:style-name="P1"><text:span text:style-name="T1">70670</text:span><text:span text:style-name="T1"><text:tab/></text:span><text:span text:style-name="T1">SAMPUES</text:span></text:p>
              <text:p text:style-name="P1"><text:span text:style-name="T1">70678</text:span><text:span text:style-name="T1"><text:tab/></text:span><text:span text:style-name="T1">SAN BENITO ABAD</text:span></text:p>
              <text:p text:style-name="P1"><text:span text:style-name="T1">70702</text:span><text:span text:style-name="T1"><text:tab/></text:span><text:span text:style-name="T1">SAN JUAN DE BETULIA</text:span></text:p>
              <text:p text:style-name="P1"><text:span text:style-name="T1">70708</text:span><text:span text:style-name="T1"><text:tab/></text:span><text:span text:style-name="T1">SAN MARCOS</text:span></text:p>
              <text:p text:style-name="P1"><text:span text:style-name="T1">70713</text:span><text:span text:style-name="T1"><text:tab/></text:span><text:span text:style-name="T1">SAN ONOFRE</text:span></text:p>
              <text:p text:style-name="P1"><text:span text:style-name="T1">70717</text:span><text:span text:style-name="T1"><text:tab/></text:span><text:span text:style-name="T1">SAN PEDRO</text:span></text:p>
              <text:p text:style-name="P1"><text:span text:style-name="T1">70742</text:span><text:span text:style-name="T1"><text:tab/></text:span><text:span text:style-name="T1">SAN LUIS DE SINCE</text:span></text:p>
              <text:p text:style-name="P1"><text:span text:style-name="T1">70771</text:span><text:span text:style-name="T1"><text:tab/></text:span><text:span text:style-name="T1">SUCRE</text:span></text:p>
              <text:p text:style-name="P1"><text:span text:style-name="T1">70820</text:span><text:span text:style-name="T1"><text:tab/></text:span><text:span text:style-name="T1">SANTIAGO DE TOLU</text:span></text:p>
              <text:p text:style-name="P1"><text:span text:style-name="T1">70823</text:span><text:span text:style-name="T1"><text:tab/></text:span><text:span text:style-name="T1">TOLU VIEJO</text:span></text:p>
            </office:annotation>
            <text:p>Municipio</text:p>
          </table:table-cell>
          <table:table-cell table:style-name="ce2" office:value-type="string" calcext:value-type="string">
            <office:annotation draw:style-name="gr3" draw:text-style-name="P2" svg:width="148.16mm" svg:height="122.07mm" svg:x="91.28mm" svg:y="0mm" draw:caption-point-x="-4.07mm" draw:caption-point-y="0.1mm">
              <dc:date>2017-01-12T00:00:00</dc:date>
              <text:p text:style-name="P1"><text:span text:style-name="T1">6</text:span><text:span text:style-name="T1"><text:tab/></text:span><text:span text:style-name="T1">wMAN Planeta Rica</text:span></text:p>
              <text:p text:style-name="P1"><text:span text:style-name="T1">7</text:span><text:span text:style-name="T1"><text:tab/></text:span><text:span text:style-name="T1">URBANIZACION PRIMERO PLANETA</text:span></text:p>
              <text:p text:style-name="P1"><text:span text:style-name="T1">9</text:span><text:span text:style-name="T1"><text:tab/></text:span><text:span text:style-name="T1">wMAN Monteria</text:span></text:p>
              <text:p text:style-name="P1"><text:span text:style-name="T1">10</text:span><text:span text:style-name="T1"><text:tab/></text:span><text:span text:style-name="T1">URBANIZACION LA GLORIA</text:span></text:p>
              <text:p text:style-name="P1"><text:span text:style-name="T1">11</text:span><text:span text:style-name="T1"><text:tab/></text:span><text:span text:style-name="T1">URBANIZACION EL RECUERDO</text:span></text:p>
              <text:p text:style-name="P1"><text:span text:style-name="T1">12</text:span><text:span text:style-name="T1"><text:tab/></text:span><text:span text:style-name="T1">FINZENU</text:span></text:p>
              <text:p text:style-name="P1"><text:span text:style-name="T1">13</text:span><text:span text:style-name="T1"><text:tab/></text:span><text:span text:style-name="T1">VILLA MELISA</text:span></text:p>
              <text:p text:style-name="P1"><text:span text:style-name="T1">14</text:span><text:span text:style-name="T1"><text:tab/></text:span><text:span text:style-name="T1">wMAN Cerete</text:span></text:p>
              <text:p text:style-name="P1"><text:span text:style-name="T1">15</text:span><text:span text:style-name="T1"><text:tab/></text:span><text:span text:style-name="T1">URBANIZACION ALTOS DE LAS ACACIAS</text:span></text:p>
              <text:p text:style-name="P1"><text:span text:style-name="T1">17</text:span><text:span text:style-name="T1"><text:tab/></text:span><text:span text:style-name="T1">wMAN Lorica</text:span></text:p>
              <text:p text:style-name="P1"><text:span text:style-name="T1">18</text:span><text:span text:style-name="T1"><text:tab/></text:span><text:span text:style-name="T1">URBANIZACION VICTORIA</text:span></text:p>
              <text:p text:style-name="P1"><text:span text:style-name="T1">19</text:span><text:span text:style-name="T1"><text:tab/></text:span><text:span text:style-name="T1">wMAN Momil</text:span></text:p>
              <text:p text:style-name="P1"><text:span text:style-name="T1">20</text:span><text:span text:style-name="T1"><text:tab/></text:span><text:span text:style-name="T1">URBANIZACION SAN FRANCISCO</text:span></text:p>
              <text:p text:style-name="P1"><text:span text:style-name="T1">21</text:span><text:span text:style-name="T1"><text:tab/></text:span><text:span text:style-name="T1">wMAN Purisima</text:span></text:p>
              <text:p text:style-name="P1"><text:span text:style-name="T1">22</text:span><text:span text:style-name="T1"><text:tab/></text:span><text:span text:style-name="T1">URBANIZACION PORTAL DE ADRIANA</text:span></text:p>
              <text:p text:style-name="P1"><text:span text:style-name="T1">24</text:span><text:span text:style-name="T1"><text:tab/></text:span><text:span text:style-name="T1">wMAN Sincelejo</text:span></text:p>
              <text:p text:style-name="P1"><text:span text:style-name="T1">25</text:span><text:span text:style-name="T1"><text:tab/></text:span><text:span text:style-name="T1">URBANIZACION ALTOS DE LA SABANA</text:span></text:p>
              <text:p text:style-name="P1"><text:span text:style-name="T1">26</text:span><text:span text:style-name="T1"><text:tab/></text:span><text:span text:style-name="T1">URBANIZACION TIERRA GRATA II ETAPA</text:span></text:p>
              <text:p text:style-name="P1"><text:span text:style-name="T1">27</text:span><text:span text:style-name="T1"><text:tab/></text:span><text:span text:style-name="T1">URBANIZACION VILLA ORIETA V ETAPA</text:span></text:p>
              <text:p text:style-name="P1"><text:span text:style-name="T1">28</text:span><text:span text:style-name="T1"><text:tab/></text:span><text:span text:style-name="T1">URBANIZACION VILLA KAREN</text:span></text:p>
              <text:p text:style-name="P1"><text:span text:style-name="T1">29</text:span><text:span text:style-name="T1"><text:tab/></text:span><text:span text:style-name="T1">wMAN Corozal</text:span></text:p>
              <text:p text:style-name="P1"><text:span text:style-name="T1">30</text:span><text:span text:style-name="T1"><text:tab/></text:span><text:span text:style-name="T1">URBANIZACION DIOS Y PUEBLO</text:span></text:p>
              <text:p text:style-name="P1"><text:span text:style-name="T1">31</text:span><text:span text:style-name="T1"><text:tab/></text:span><text:span text:style-name="T1">wMAN Sampues</text:span></text:p>
              <text:p text:style-name="P1"><text:span text:style-name="T1">32</text:span><text:span text:style-name="T1"><text:tab/></text:span><text:span text:style-name="T1">LA VICTORIA SAMPUES</text:span></text:p>
              <text:p text:style-name="P1"><text:span text:style-name="T1">34</text:span><text:span text:style-name="T1"><text:tab/></text:span><text:span text:style-name="T1">wMAN Since</text:span></text:p>
              <text:p text:style-name="P1"><text:span text:style-name="T1">35</text:span><text:span text:style-name="T1"><text:tab/></text:span><text:span text:style-name="T1">SANTA ISABEL</text:span></text:p>
              <text:p text:style-name="P1"><text:span text:style-name="T1">36</text:span><text:span text:style-name="T1"><text:tab/></text:span><text:span text:style-name="T1">wMAN Galeras</text:span></text:p>
              <text:p text:style-name="P1"><text:span text:style-name="T1">37</text:span><text:span text:style-name="T1"><text:tab/></text:span><text:span text:style-name="T1">URBANIZACIÓN CIUDADELA JERUSALEM</text:span></text:p>
              <text:p text:style-name="P1"><text:span text:style-name="T1"/></text:p>
            </office:annotation>
            <text:p>ID Urbanizacion/Proyecto</text:p>
          </table:table-cell>
          <table:table-cell table:style-name="ce2" office:value-type="string" calcext:value-type="string">
            <office:annotation draw:style-name="gr3" draw:text-style-name="P2" svg:width="160.07mm" svg:height="122.07mm" svg:x="132.82mm" svg:y="0mm" draw:caption-point-x="-4.07mm" draw:caption-point-y="0.1mm">
              <dc:date>2017-01-12T00:00:00</dc:date>
              <text:p text:style-name="P1"><text:span text:style-name="T1">6</text:span><text:span text:style-name="T1"><text:tab/></text:span><text:span text:style-name="T1">wMAN Planeta Rica</text:span></text:p>
              <text:p text:style-name="P1"><text:span text:style-name="T1">7</text:span><text:span text:style-name="T1"><text:tab/></text:span><text:span text:style-name="T1">URBANIZACION PRIMERO PLANETA</text:span></text:p>
              <text:p text:style-name="P1"><text:span text:style-name="T1">9</text:span><text:span text:style-name="T1"><text:tab/></text:span><text:span text:style-name="T1">wMAN Monteria</text:span></text:p>
              <text:p text:style-name="P1"><text:span text:style-name="T1">10</text:span><text:span text:style-name="T1"><text:tab/></text:span><text:span text:style-name="T1">URBANIZACION LA GLORIA</text:span></text:p>
              <text:p text:style-name="P1"><text:span text:style-name="T1">11</text:span><text:span text:style-name="T1"><text:tab/></text:span><text:span text:style-name="T1">URBANIZACION EL RECUERDO</text:span></text:p>
              <text:p text:style-name="P1"><text:span text:style-name="T1">12</text:span><text:span text:style-name="T1"><text:tab/></text:span><text:span text:style-name="T1">FINZENU</text:span></text:p>
              <text:p text:style-name="P1"><text:span text:style-name="T1">13</text:span><text:span text:style-name="T1"><text:tab/></text:span><text:span text:style-name="T1">VILLA MELISA</text:span></text:p>
              <text:p text:style-name="P1"><text:span text:style-name="T1">14</text:span><text:span text:style-name="T1"><text:tab/></text:span><text:span text:style-name="T1">wMAN Cerete</text:span></text:p>
              <text:p text:style-name="P1"><text:span text:style-name="T1">15</text:span><text:span text:style-name="T1"><text:tab/></text:span><text:span text:style-name="T1">URBANIZACION ALTOS DE LAS ACACIAS</text:span></text:p>
              <text:p text:style-name="P1"><text:span text:style-name="T1">17</text:span><text:span text:style-name="T1"><text:tab/></text:span><text:span text:style-name="T1">wMAN Lorica</text:span></text:p>
              <text:p text:style-name="P1"><text:span text:style-name="T1">18</text:span><text:span text:style-name="T1"><text:tab/></text:span><text:span text:style-name="T1">URBANIZACION VICTORIA</text:span></text:p>
              <text:p text:style-name="P1"><text:span text:style-name="T1">19</text:span><text:span text:style-name="T1"><text:tab/></text:span><text:span text:style-name="T1">wMAN Momil</text:span></text:p>
              <text:p text:style-name="P1"><text:span text:style-name="T1">20</text:span><text:span text:style-name="T1"><text:tab/></text:span><text:span text:style-name="T1">URBANIZACION SAN FRANCISCO</text:span></text:p>
              <text:p text:style-name="P1"><text:span text:style-name="T1">21</text:span><text:span text:style-name="T1"><text:tab/></text:span><text:span text:style-name="T1">wMAN Purisima</text:span></text:p>
              <text:p text:style-name="P1"><text:span text:style-name="T1">22</text:span><text:span text:style-name="T1"><text:tab/></text:span><text:span text:style-name="T1">URBANIZACION PORTAL DE ADRIANA</text:span></text:p>
              <text:p text:style-name="P1"><text:span text:style-name="T1">24</text:span><text:span text:style-name="T1"><text:tab/></text:span><text:span text:style-name="T1">wMAN Sincelejo</text:span></text:p>
              <text:p text:style-name="P1"><text:span text:style-name="T1">25</text:span><text:span text:style-name="T1"><text:tab/></text:span><text:span text:style-name="T1">URBANIZACION ALTOS DE LA SABANA</text:span></text:p>
              <text:p text:style-name="P1"><text:span text:style-name="T1">26</text:span><text:span text:style-name="T1"><text:tab/></text:span><text:span text:style-name="T1">URBANIZACION TIERRA GRATA II ETAPA</text:span></text:p>
              <text:p text:style-name="P1"><text:span text:style-name="T1">27</text:span><text:span text:style-name="T1"><text:tab/></text:span><text:span text:style-name="T1">URBANIZACION VILLA ORIETA V ETAPA</text:span></text:p>
              <text:p text:style-name="P1"><text:span text:style-name="T1">28</text:span><text:span text:style-name="T1"><text:tab/></text:span><text:span text:style-name="T1">URBANIZACION VILLA KAREN</text:span></text:p>
              <text:p text:style-name="P1"><text:span text:style-name="T1">29</text:span><text:span text:style-name="T1"><text:tab/></text:span><text:span text:style-name="T1">wMAN Corozal</text:span></text:p>
              <text:p text:style-name="P1"><text:span text:style-name="T1">30</text:span><text:span text:style-name="T1"><text:tab/></text:span><text:span text:style-name="T1">URBANIZACION DIOS Y PUEBLO</text:span></text:p>
              <text:p text:style-name="P1"><text:span text:style-name="T1">31</text:span><text:span text:style-name="T1"><text:tab/></text:span><text:span text:style-name="T1">wMAN Sampues</text:span></text:p>
              <text:p text:style-name="P1"><text:span text:style-name="T1">32</text:span><text:span text:style-name="T1"><text:tab/></text:span><text:span text:style-name="T1">LA VICTORIA SAMPUES</text:span></text:p>
              <text:p text:style-name="P1"><text:span text:style-name="T1">34</text:span><text:span text:style-name="T1"><text:tab/></text:span><text:span text:style-name="T1">wMAN Since</text:span></text:p>
              <text:p text:style-name="P1"><text:span text:style-name="T1">35</text:span><text:span text:style-name="T1"><text:tab/></text:span><text:span text:style-name="T1">SANTA ISABEL</text:span></text:p>
              <text:p text:style-name="P1"><text:span text:style-name="T1">36</text:span><text:span text:style-name="T1"><text:tab/></text:span><text:span text:style-name="T1">wMAN Galeras</text:span></text:p>
              <text:p text:style-name="P1"><text:span text:style-name="T1">37</text:span><text:span text:style-name="T1"><text:tab/></text:span><text:span text:style-name="T1">URBANIZACIÓN CIUDADELA JERUSALEM</text:span></text:p>
              <text:p text:style-name="P1"><text:span text:style-name="T1"/></text:p>
            </office:annotation>
            <text:p>Urbanizacion/Proyecto</text:p>
          </table:table-cell>
          <table:table-cell table:style-name="ce2" office:value-type="string" calcext:value-type="string">
            <office:annotation draw:style-name="gr4" draw:text-style-name="P2" svg:width="158.22mm" svg:height="18.57mm" svg:x="165.1mm" svg:y="1.56mm" draw:caption-point-x="-4.07mm" draw:caption-point-y="-1.46mm">
              <dc:date>2017-01-12T00:00:00</dc:date>
              <text:p text:style-name="P1"><text:span text:style-name="T1">"VIP"="1"</text:span></text:p>
              <text:p text:style-name="P1"><text:span text:style-name="T1">"Adicional Est. 1,2"="2"</text:span></text:p>
              <text:p text:style-name="P1"><text:span text:style-name="T1">"Cliente Propio"="3"</text:span></text:p>
              <text:p text:style-name="P1"><text:span text:style-name="T1"/></text:p>
            </office:annotation>
            <text:p>Tipo Beneficiario</text:p>
          </table:table-cell>
          <table:table-cell table:style-name="ce2" office:value-type="string" calcext:value-type="string">
            <office:annotation draw:style-name="gr1" draw:text-style-name="P2" svg:width="159.02mm" svg:height="10.29mm" svg:x="198.96mm" svg:y="5.7mm" draw:caption-point-x="-4.07mm" draw:caption-point-y="-5.6mm">
              <dc:date>2017-01-12T00:00:00</dc:date>
              <text:p text:style-name="P1"><text:span text:style-name="T1">"Cédula de Ciudadanía"="1"</text:span></text:p>
              <text:p text:style-name="P1"><text:span text:style-name="T1">"Tarjeta de Identidad"= "2"</text:span></text:p>
            </office:annotation>
            <text:p>Tipo Identificacion</text:p>
          </table:table-cell>
          <table:table-cell table:style-name="ce2" office:value-type="string" calcext:value-type="string">
            <text:p>Numero Identificación</text:p>
          </table:table-cell>
          <table:table-cell table:style-name="ce2" office:value-type="string" calcext:value-type="string">
            <text:p>Nombre </text:p>
          </table:table-cell>
          <table:table-cell table:style-name="ce2" office:value-type="string" calcext:value-type="string">
            <text:p>Primer Apellido </text:p>
          </table:table-cell>
          <table:table-cell table:style-name="ce2" office:value-type="string" calcext:value-type="string">
            <text:p>Segundo Apellido</text:p>
          </table:table-cell>
          <table:table-cell table:style-name="ce2" office:value-type="string" calcext:value-type="string">
            <office:annotation draw:style-name="gr1" draw:text-style-name="P2" svg:width="107.69mm" svg:height="10.29mm" svg:x="383.64mm" svg:y="5.7mm" draw:caption-point-x="-4.07mm" draw:caption-point-y="-5.6mm">
              <dc:date>2017-01-12T00:00:00</dc:date>
              <text:p text:style-name="P1"><text:span text:style-name="T1">1 Femenino</text:span></text:p>
              <text:p text:style-name="P1"><text:span text:style-name="T1">2 Masculo</text:span></text:p>
            </office:annotation>
            <text:p>Genero</text:p>
          </table:table-cell>
          <table:table-cell table:style-name="ce2" office:value-type="string" calcext:value-type="string">
            <text:p>Edad</text:p>
          </table:table-cell>
          <table:table-cell table:style-name="ce2" office:value-type="string" calcext:value-type="string">
            <text:p>Nivel de Estudio</text:p>
          </table:table-cell>
          <table:table-cell table:style-name="ce2" office:value-type="string" calcext:value-type="string">
            <text:p>Correo</text:p>
          </table:table-cell>
          <table:table-cell table:style-name="ce2" office:value-type="string" calcext:value-type="string">
            <text:p>Telefono </text:p>
          </table:table-cell>
          <table:table-cell table:style-name="ce2" office:value-type="string" calcext:value-type="string">
            <text:p>Dirección</text:p>
          </table:table-cell>
          <table:table-cell table:style-name="ce2" office:value-type="string" calcext:value-type="string">
            <text:p>Manzana</text:p>
          </table:table-cell>
          <table:table-cell table:style-name="ce2" office:value-type="string" calcext:value-type="string">
            <text:p>Bloque</text:p>
          </table:table-cell>
          <table:table-cell table:style-name="ce2" office:value-type="string" calcext:value-type="string">
            <text:p>Torre</text:p>
          </table:table-cell>
          <table:table-cell table:style-name="ce2" office:value-type="string" calcext:value-type="string">
            <text:p>Casa/Apartamento</text:p>
          </table:table-cell>
          <table:table-cell table:style-name="ce2" office:value-type="string" calcext:value-type="string">
            <text:p>Interior</text:p>
          </table:table-cell>
          <table:table-cell table:style-name="ce2" office:value-type="string" calcext:value-type="string">
            <text:p>Lote</text:p>
          </table:table-cell>
          <table:table-cell table:style-name="ce2" office:value-type="string" calcext:value-type="string">
            <text:p>Piso</text:p>
          </table:table-cell>
          <table:table-cell table:style-name="ce2" office:value-type="string" calcext:value-type="string">
            <office:annotation draw:style-name="gr1" draw:text-style-name="P2" svg:width="123.83mm" svg:height="10.29mm" svg:x="745.06mm" svg:y="5.7mm" draw:caption-point-x="-4.07mm" draw:caption-point-y="-5.6mm">
              <dc:date>2017-01-12T00:00:00</dc:date>
              <text:p text:style-name="P1"><text:span text:style-name="T1">TRUE base de datos minvivienda</text:span></text:p>
              <text:p text:style-name="P1"><text:span text:style-name="T1">FALSE no hace parte de la base de datos de minvivienda</text:span></text:p>
            </office:annotation>
            <text:p>MinVivienda</text:p>
          </table:table-cell>
          <table:table-cell table:style-name="ce12" office:value-type="string" calcext:value-type="string">
            <text:p>Barrio</text:p>
          </table:table-cell>
          <table:table-cell table:style-name="ce12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7683" calcext:value-type="float">
            <text:p>64867683</text:p>
          </table:table-cell>
          <table:table-cell table:style-name="ce3" office:value-type="string" calcext:value-type="string">
            <text:p>ANA LEONORA</text:p>
          </table:table-cell>
          <table:table-cell table:number-columns-repeated="2" table:style-name="ce3" office:value-type="string" calcext:value-type="string">
            <text:p>ATENCIA</text:p>
          </table:table-cell>
          <table:table-cell table:style-name="ce3" table:number-columns-repeated="5"/>
          <table:table-cell table:style-name="ce7" office:value-type="string" calcext:value-type="string">
            <text:p><text:s/>CR 15 15B <text:s/>- 42 </text:p>
          </table:table-cell>
          <table:table-cell table:style-name="ce3" table:number-columns-repeated="8"/>
          <table:table-cell table:style-name="ce3" office:value-type="string" calcext:value-type="string">
            <text:p>SAN JOSE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6926" calcext:value-type="float">
            <text:p>64866926</text:p>
          </table:table-cell>
          <table:table-cell table:style-name="ce3" office:value-type="string" calcext:value-type="string">
            <text:p>MARTA LEONOR</text:p>
          </table:table-cell>
          <table:table-cell table:style-name="ce3" office:value-type="string" calcext:value-type="string">
            <text:p>ALDANA</text:p>
          </table:table-cell>
          <table:table-cell table:style-name="ce3" table:number-columns-repeated="6"/>
          <table:table-cell table:style-name="ce10" office:value-type="string" calcext:value-type="string">
            <text:p>CL 15 9A - 89</text:p>
          </table:table-cell>
          <table:table-cell table:style-name="ce3" table:number-columns-repeated="8"/>
          <table:table-cell table:style-name="ce3" office:value-type="string" calcext:value-type="string">
            <text:p>EL ESTANC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27754" calcext:value-type="float">
            <text:p>92027754</text:p>
          </table:table-cell>
          <table:table-cell table:style-name="ce3" office:value-type="string" calcext:value-type="string">
            <text:p>HUGO ENRRIQUE</text:p>
          </table:table-cell>
          <table:table-cell table:style-name="ce3" office:value-type="string" calcext:value-type="string">
            <text:p>DIAZ</text:p>
          </table:table-cell>
          <table:table-cell table:style-name="ce3" office:value-type="string" calcext:value-type="string">
            <text:p>CASTILLO</text:p>
          </table:table-cell>
          <table:table-cell table:style-name="ce3" table:number-columns-repeated="5"/>
          <table:table-cell table:style-name="ce3" office:value-type="string" calcext:value-type="string">
            <text:p>CR 9 15 - 60 </text:p>
          </table:table-cell>
          <table:table-cell table:style-name="ce3" table:number-columns-repeated="8"/>
          <table:table-cell table:style-name="ce3" office:value-type="string" calcext:value-type="string">
            <text:p>EL ESTANC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0398727" calcext:value-type="float">
            <text:p>1100398727</text:p>
          </table:table-cell>
          <table:table-cell table:style-name="ce3" office:value-type="string" calcext:value-type="string">
            <text:p>RUBEN ISAC</text:p>
          </table:table-cell>
          <table:table-cell table:number-columns-repeated="2" table:style-name="ce3" office:value-type="string" calcext:value-type="string">
            <text:p>DOMINGUEZ </text:p>
          </table:table-cell>
          <table:table-cell table:style-name="ce3" table:number-columns-repeated="5"/>
          <table:table-cell table:style-name="ce3" office:value-type="string" calcext:value-type="string">
            <text:p>CL 15B CR 14 - 10</text:p>
          </table:table-cell>
          <table:table-cell table:style-name="ce3" table:number-columns-repeated="8"/>
          <table:table-cell table:style-name="ce3" office:value-type="string" calcext:value-type="string">
            <text:p>SAN JOSE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6468" calcext:value-type="float">
            <text:p>64866468</text:p>
          </table:table-cell>
          <table:table-cell table:style-name="ce3" office:value-type="string" calcext:value-type="string">
            <text:p>AMINA JANETH</text:p>
          </table:table-cell>
          <table:table-cell table:style-name="ce3" office:value-type="string" calcext:value-type="string">
            <text:p>REDONDO</text:p>
          </table:table-cell>
          <table:table-cell table:style-name="ce3" office:value-type="string" calcext:value-type="string">
            <text:p>GAMARRA </text:p>
          </table:table-cell>
          <table:table-cell table:style-name="ce3" table:number-columns-repeated="5"/>
          <table:table-cell table:style-name="ce3" office:value-type="string" calcext:value-type="string">
            <text:p>KR 13A CL 15 - 71 </text:p>
          </table:table-cell>
          <table:table-cell table:style-name="ce3" table:number-columns-repeated="3"/>
          <table:table-cell table:style-name="ce6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LA ESMERALDA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31575" calcext:value-type="float">
            <text:p>92031575</text:p>
          </table:table-cell>
          <table:table-cell table:style-name="ce3" office:value-type="string" calcext:value-type="string">
            <text:p>JAROLD JOSE</text:p>
          </table:table-cell>
          <table:table-cell table:style-name="ce3" office:value-type="string" calcext:value-type="string">
            <text:p>REDONDO</text:p>
          </table:table-cell>
          <table:table-cell table:style-name="ce3" office:value-type="string" calcext:value-type="string">
            <text:p>GAMARRA </text:p>
          </table:table-cell>
          <table:table-cell table:style-name="ce3" table:number-columns-repeated="5"/>
          <table:table-cell table:style-name="ce3" office:value-type="string" calcext:value-type="string">
            <text:p>CR 12 15 - 70 </text:p>
          </table:table-cell>
          <table:table-cell table:style-name="ce3" table:number-columns-repeated="8"/>
          <table:table-cell table:style-name="ce3" office:value-type="string" calcext:value-type="string">
            <text:p>EL VATICAN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89343" calcext:value-type="float">
            <text:p>3989343</text:p>
          </table:table-cell>
          <table:table-cell table:style-name="ce6" office:value-type="string" calcext:value-type="string">
            <text:p>JOSE NICOLAS</text:p>
          </table:table-cell>
          <table:table-cell table:style-name="ce3" office:value-type="string" calcext:value-type="string">
            <text:p>ROENES</text:p>
          </table:table-cell>
          <table:table-cell table:style-name="ce3" office:value-type="string" calcext:value-type="string">
            <text:p>MARTINEZ</text:p>
          </table:table-cell>
          <table:table-cell table:style-name="ce3" table:number-columns-repeated="5"/>
          <table:table-cell table:style-name="ce3" office:value-type="string" calcext:value-type="string">
            <text:p>CL 14A KR 14 - 24 </text:p>
          </table:table-cell>
          <table:table-cell table:style-name="ce3" table:number-columns-repeated="8"/>
          <table:table-cell table:style-name="ce3" office:value-type="string" calcext:value-type="string">
            <text:p>GAITAN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173282" calcext:value-type="float">
            <text:p>23173282</text:p>
          </table:table-cell>
          <table:table-cell table:style-name="ce3" office:value-type="string" calcext:value-type="string">
            <text:p>ANA ISABEL</text:p>
          </table:table-cell>
          <table:table-cell table:style-name="ce3" office:value-type="string" calcext:value-type="string">
            <text:p>DIAZ </text:p>
          </table:table-cell>
          <table:table-cell table:style-name="ce3" office:value-type="string" calcext:value-type="string">
            <text:p>VITOLA </text:p>
          </table:table-cell>
          <table:table-cell table:style-name="ce3" table:number-columns-repeated="5"/>
          <table:table-cell table:style-name="ce3" office:value-type="string" calcext:value-type="string">
            <text:p>CL 14A KR 14 - 14</text:p>
          </table:table-cell>
          <table:table-cell table:style-name="ce3" table:number-columns-repeated="8"/>
          <table:table-cell table:style-name="ce3" office:value-type="string" calcext:value-type="string">
            <text:p>GAITAN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30907" calcext:value-type="float">
            <text:p>92030907</text:p>
          </table:table-cell>
          <table:table-cell table:style-name="ce3" office:value-type="string" calcext:value-type="string">
            <text:p>ALVARO JOSE</text:p>
          </table:table-cell>
          <table:table-cell table:style-name="ce3" office:value-type="string" calcext:value-type="string">
            <text:p>NAVARRO</text:p>
          </table:table-cell>
          <table:table-cell table:style-name="ce3" office:value-type="string" calcext:value-type="string">
            <text:p>ROMERO</text:p>
          </table:table-cell>
          <table:table-cell table:style-name="ce3" table:number-columns-repeated="5"/>
          <table:table-cell table:style-name="ce3" office:value-type="string" calcext:value-type="string">
            <text:p>CR14 B DG 15 - 15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6" office:value-type="string" calcext:value-type="string">
            <text:p>EL VATICAN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162648" calcext:value-type="float">
            <text:p>23162648</text:p>
          </table:table-cell>
          <table:table-cell table:style-name="ce3" office:value-type="string" calcext:value-type="string">
            <text:p>LOURDES MARIA</text:p>
          </table:table-cell>
          <table:table-cell table:style-name="ce3" office:value-type="string" calcext:value-type="string">
            <text:p>AGUAS</text:p>
          </table:table-cell>
          <table:table-cell table:style-name="ce3" office:value-type="string" calcext:value-type="string">
            <text:p>MENDOZA </text:p>
          </table:table-cell>
          <table:table-cell table:style-name="ce3" table:number-columns-repeated="5"/>
          <table:table-cell table:style-name="ce3" office:value-type="string" calcext:value-type="string">
            <text:p>CL 14B <text:s/>DG 15 - 23</text:p>
          </table:table-cell>
          <table:table-cell table:style-name="ce3" table:number-columns-repeated="8"/>
          <table:table-cell table:style-name="ce3" office:value-type="string" calcext:value-type="string">
            <text:p>EL VATICAN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5597" calcext:value-type="float">
            <text:p>64865597</text:p>
          </table:table-cell>
          <table:table-cell table:style-name="ce3" office:value-type="string" calcext:value-type="string">
            <text:p>NERY MARINA</text:p>
          </table:table-cell>
          <table:table-cell table:style-name="ce3" office:value-type="string" calcext:value-type="string">
            <text:p>ATENCIA</text:p>
          </table:table-cell>
          <table:table-cell table:style-name="ce6" office:value-type="string" calcext:value-type="string">
            <text:p>ATENCIA</text:p>
          </table:table-cell>
          <table:table-cell table:style-name="ce3" table:number-columns-repeated="5"/>
          <table:table-cell table:style-name="ce3" office:value-type="string" calcext:value-type="string">
            <text:p>CL 15B CR 14 - 41</text:p>
          </table:table-cell>
          <table:table-cell table:style-name="ce3" table:number-columns-repeated="8"/>
          <table:table-cell table:style-name="ce3" office:value-type="string" calcext:value-type="string">
            <text:p>PUEBLO NUEV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70533" calcext:value-type="float">
            <text:p>64870533</text:p>
          </table:table-cell>
          <table:table-cell table:style-name="ce3" office:value-type="string" calcext:value-type="string">
            <text:p>YEMIS DEL SOCORRO</text:p>
          </table:table-cell>
          <table:table-cell table:style-name="ce3" office:value-type="string" calcext:value-type="string">
            <text:p>HERNANDEZ</text:p>
          </table:table-cell>
          <table:table-cell table:style-name="ce3" office:value-type="string" calcext:value-type="string">
            <text:p>ARRIETA</text:p>
          </table:table-cell>
          <table:table-cell table:style-name="ce3" table:number-columns-repeated="5"/>
          <table:table-cell table:style-name="ce3" office:value-type="string" calcext:value-type="string">
            <text:p>CL 15 KR12 - 8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LA ESMERALDA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0400127" calcext:value-type="float">
            <text:p>1100400127</text:p>
          </table:table-cell>
          <table:table-cell table:style-name="ce3" office:value-type="string" calcext:value-type="string">
            <text:p>JAIDER NAID</text:p>
          </table:table-cell>
          <table:table-cell table:style-name="ce3" office:value-type="string" calcext:value-type="string">
            <text:p>ARRIETA</text:p>
          </table:table-cell>
          <table:table-cell table:style-name="ce3" office:value-type="string" calcext:value-type="string">
            <text:p>HERNANDEZ</text:p>
          </table:table-cell>
          <table:table-cell table:style-name="ce3" table:number-columns-repeated="5"/>
          <table:table-cell table:style-name="ce3" office:value-type="string" calcext:value-type="string">
            <text:p>CL 15A 9B - 27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862216" calcext:value-type="float">
            <text:p>22862216</text:p>
          </table:table-cell>
          <table:table-cell table:style-name="ce3" office:value-type="string" calcext:value-type="string">
            <text:p>TERESA SOFIA</text:p>
          </table:table-cell>
          <table:table-cell table:style-name="ce3" office:value-type="string" calcext:value-type="string">
            <text:p>PEREZ</text:p>
          </table:table-cell>
          <table:table-cell table:style-name="ce3" office:value-type="string" calcext:value-type="string">
            <text:p>DE ROMERO</text:p>
          </table:table-cell>
          <table:table-cell table:style-name="ce3" table:number-columns-repeated="5"/>
          <table:table-cell table:style-name="ce3" office:value-type="string" calcext:value-type="string">
            <text:p>CL 15A 9B - 33 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7403" calcext:value-type="float">
            <text:p>64867403</text:p>
          </table:table-cell>
          <table:table-cell table:style-name="ce6" office:value-type="string" calcext:value-type="string">
            <text:p>ENITH SOFIA</text:p>
          </table:table-cell>
          <table:table-cell table:style-name="ce3" office:value-type="string" calcext:value-type="string">
            <text:p>PEREZ</text:p>
          </table:table-cell>
          <table:table-cell table:style-name="ce3" office:value-type="string" calcext:value-type="string">
            <text:p>RAMIREZ</text:p>
          </table:table-cell>
          <table:table-cell table:style-name="ce3" table:number-columns-repeated="5"/>
          <table:table-cell table:style-name="ce3" office:value-type="string" calcext:value-type="string">
            <text:p>KR 12 CL 15 - 48</text:p>
          </table:table-cell>
          <table:table-cell table:style-name="ce3" table:number-columns-repeated="8"/>
          <table:table-cell table:style-name="ce6" office:value-type="string" calcext:value-type="string">
            <text:p>LA ESMERALDA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30188" calcext:value-type="float">
            <text:p>92030188</text:p>
          </table:table-cell>
          <table:table-cell table:style-name="ce3" office:value-type="string" calcext:value-type="string">
            <text:p>FRANCISCO JOSE</text:p>
          </table:table-cell>
          <table:table-cell table:style-name="ce3" office:value-type="string" calcext:value-type="string">
            <text:p>DE LA OSSA</text:p>
          </table:table-cell>
          <table:table-cell table:style-name="ce3" office:value-type="string" calcext:value-type="string">
            <text:p>DORIA </text:p>
          </table:table-cell>
          <table:table-cell table:style-name="ce3" table:number-columns-repeated="5"/>
          <table:table-cell table:style-name="ce3" office:value-type="string" calcext:value-type="string">
            <text:p>KR 12C 15A - 35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160351" calcext:value-type="float">
            <text:p>23160351</text:p>
          </table:table-cell>
          <table:table-cell table:style-name="ce3" office:value-type="string" calcext:value-type="string">
            <text:p>CARLINA DEL CARMEN</text:p>
          </table:table-cell>
          <table:table-cell table:style-name="ce3" office:value-type="string" calcext:value-type="string">
            <text:p>DORIA</text:p>
          </table:table-cell>
          <table:table-cell table:style-name="ce3" office:value-type="string" calcext:value-type="string">
            <text:p>DE LA OSSA </text:p>
          </table:table-cell>
          <table:table-cell table:style-name="ce3" table:number-columns-repeated="5"/>
          <table:table-cell table:style-name="ce3" office:value-type="string" calcext:value-type="string">
            <text:p>KR 12 CL 15 - 53 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6361" calcext:value-type="float">
            <text:p>64866361</text:p>
          </table:table-cell>
          <table:table-cell table:style-name="ce3" office:value-type="string" calcext:value-type="string">
            <text:p>LUDIS DEL CARMEN</text:p>
          </table:table-cell>
          <table:table-cell table:style-name="ce3" office:value-type="string" calcext:value-type="string">
            <text:p>HERAZO</text:p>
          </table:table-cell>
          <table:table-cell table:style-name="ce3" office:value-type="string" calcext:value-type="string">
            <text:p>FUNEZ</text:p>
          </table:table-cell>
          <table:table-cell table:style-name="ce3" table:number-columns-repeated="5"/>
          <table:table-cell table:style-name="ce3" office:value-type="string" calcext:value-type="string">
            <text:p>KR 15 15C - 14</text:p>
          </table:table-cell>
          <table:table-cell table:style-name="ce3" table:number-columns-repeated="8"/>
          <table:table-cell table:style-name="ce3" office:value-type="string" calcext:value-type="string">
            <text:p>PUEBLO NUEV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6778" calcext:value-type="float">
            <text:p>64866778</text:p>
          </table:table-cell>
          <table:table-cell table:style-name="ce3" office:value-type="string" calcext:value-type="string">
            <text:p>MARTHA LUCIA</text:p>
          </table:table-cell>
          <table:table-cell table:style-name="ce3" office:value-type="string" calcext:value-type="string">
            <text:p>HERNANDEZ</text:p>
          </table:table-cell>
          <table:table-cell table:style-name="ce3" office:value-type="string" calcext:value-type="string">
            <text:p>ARRIETA </text:p>
          </table:table-cell>
          <table:table-cell table:style-name="ce3" table:number-columns-repeated="5"/>
          <table:table-cell table:style-name="ce3" office:value-type="string" calcext:value-type="string">
            <text:p>CL 19 15 - 18 </text:p>
          </table:table-cell>
          <table:table-cell table:style-name="ce3" table:number-columns-repeated="8"/>
          <table:table-cell table:style-name="ce3" office:value-type="string" calcext:value-type="string">
            <text:p>PUEBLO NUEV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5284" calcext:value-type="float">
            <text:p>64865284</text:p>
          </table:table-cell>
          <table:table-cell table:style-name="ce3" office:value-type="string" calcext:value-type="string">
            <text:p>NERYS DEL CRISTO</text:p>
          </table:table-cell>
          <table:table-cell table:style-name="ce3" office:value-type="string" calcext:value-type="string">
            <text:p>DE LA OSSA</text:p>
          </table:table-cell>
          <table:table-cell table:style-name="ce3" office:value-type="string" calcext:value-type="string">
            <text:p>DORIA </text:p>
          </table:table-cell>
          <table:table-cell table:style-name="ce3" table:number-columns-repeated="5"/>
          <table:table-cell table:style-name="ce3" office:value-type="string" calcext:value-type="string">
            <text:p>CR 12 15 - 80 </text:p>
          </table:table-cell>
          <table:table-cell table:style-name="ce3" table:number-columns-repeated="8"/>
          <table:table-cell table:style-name="ce3" office:value-type="string" calcext:value-type="string">
            <text:p>LA ESMERALDA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71834" calcext:value-type="float">
            <text:p>64871834</text:p>
          </table:table-cell>
          <table:table-cell table:style-name="ce3" office:value-type="string" calcext:value-type="string">
            <text:p>MARIA PATRICIA</text:p>
          </table:table-cell>
          <table:table-cell table:number-columns-repeated="2" table:style-name="ce3" office:value-type="string" calcext:value-type="string">
            <text:p>MESA </text:p>
          </table:table-cell>
          <table:table-cell table:style-name="ce3" table:number-columns-repeated="5"/>
          <table:table-cell table:style-name="ce3" office:value-type="string" calcext:value-type="string">
            <text:p>KR 13 CL 15C - 33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5123" calcext:value-type="float">
            <text:p>64865123</text:p>
          </table:table-cell>
          <table:table-cell table:style-name="ce6" office:value-type="string" calcext:value-type="string">
            <text:p>ALBA LUZ</text:p>
          </table:table-cell>
          <table:table-cell table:style-name="ce3" office:value-type="string" calcext:value-type="string">
            <text:p>DE LA OSSA</text:p>
          </table:table-cell>
          <table:table-cell table:style-name="ce3" office:value-type="string" calcext:value-type="string">
            <text:p>HERAZO </text:p>
          </table:table-cell>
          <table:table-cell table:style-name="ce3" table:number-columns-repeated="5"/>
          <table:table-cell table:style-name="ce3" office:value-type="string" calcext:value-type="string">
            <text:p>DG 15 KR 12 - 30 </text:p>
          </table:table-cell>
          <table:table-cell table:style-name="ce3" table:number-columns-repeated="8"/>
          <table:table-cell table:style-name="ce3" office:value-type="string" calcext:value-type="string">
            <text:p>LA ESMERALDA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26533" calcext:value-type="float">
            <text:p>92026533</text:p>
          </table:table-cell>
          <table:table-cell table:style-name="ce3" office:value-type="string" calcext:value-type="string">
            <text:p>JESUS RAFAEL</text:p>
          </table:table-cell>
          <table:table-cell table:style-name="ce3" office:value-type="string" calcext:value-type="string">
            <text:p>DOMINGUEZ </text:p>
          </table:table-cell>
          <table:table-cell table:style-name="ce3" office:value-type="string" calcext:value-type="string">
            <text:p>OLASCUAGA</text:p>
          </table:table-cell>
          <table:table-cell table:style-name="ce3" table:number-columns-repeated="5"/>
          <table:table-cell table:style-name="ce3" office:value-type="string" calcext:value-type="string">
            <text:p>CL 14C 15- 32 </text:p>
          </table:table-cell>
          <table:table-cell table:style-name="ce3" table:number-columns-repeated="8"/>
          <table:table-cell table:style-name="ce3" office:value-type="string" calcext:value-type="string">
            <text:p>EL VATICAN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3835582" calcext:value-type="float">
            <text:p>3835582</text:p>
          </table:table-cell>
          <table:table-cell table:style-name="ce3" office:value-type="string" calcext:value-type="string">
            <text:p>DILIO JOSE</text:p>
          </table:table-cell>
          <table:table-cell table:style-name="ce3" office:value-type="string" calcext:value-type="string">
            <text:p>AVILEZ </text:p>
          </table:table-cell>
          <table:table-cell table:style-name="ce3" office:value-type="string" calcext:value-type="string">
            <text:p>CANTERO</text:p>
          </table:table-cell>
          <table:table-cell table:style-name="ce3" table:number-columns-repeated="5"/>
          <table:table-cell table:style-name="ce3" office:value-type="string" calcext:value-type="string">
            <text:p>KR 10 CL 15A - 20 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263724" calcext:value-type="float">
            <text:p>43263724</text:p>
          </table:table-cell>
          <table:table-cell table:style-name="ce3" office:value-type="string" calcext:value-type="string">
            <text:p>BIBIANA TOMASA</text:p>
          </table:table-cell>
          <table:table-cell table:style-name="ce3" office:value-type="string" calcext:value-type="string">
            <text:p>ROHENES </text:p>
          </table:table-cell>
          <table:table-cell table:style-name="ce3" office:value-type="string" calcext:value-type="string">
            <text:p>CARDENAS </text:p>
          </table:table-cell>
          <table:table-cell table:style-name="ce3" table:number-columns-repeated="5"/>
          <table:table-cell table:style-name="ce3" office:value-type="string" calcext:value-type="string">
            <text:p>CL 15C KR9B - 10 </text:p>
          </table:table-cell>
          <table:table-cell table:style-name="ce3" table:number-columns-repeated="8"/>
          <table:table-cell table:style-name="ce3" office:value-type="string" calcext:value-type="string">
            <text:p>LA ESMERALDA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29070" calcext:value-type="float">
            <text:p>92029070</text:p>
          </table:table-cell>
          <table:table-cell table:style-name="ce3" office:value-type="string" calcext:value-type="string">
            <text:p>MAURICIO DE JESUS</text:p>
          </table:table-cell>
          <table:table-cell table:style-name="ce3" office:value-type="string" calcext:value-type="string">
            <text:p>NAVARRO </text:p>
          </table:table-cell>
          <table:table-cell table:style-name="ce3" office:value-type="string" calcext:value-type="string">
            <text:p>MARTINEZ</text:p>
          </table:table-cell>
          <table:table-cell table:style-name="ce3" table:number-columns-repeated="5"/>
          <table:table-cell table:style-name="ce3" office:value-type="string" calcext:value-type="string">
            <text:p>KR12 CL 15 - 56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LA ESMERALDA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23160619" calcext:value-type="float">
            <text:p>23160619</text:p>
          </table:table-cell>
          <table:table-cell table:style-name="ce3" office:value-type="string" calcext:value-type="string">
            <text:p>ANA RAQUEL</text:p>
          </table:table-cell>
          <table:table-cell table:style-name="ce3" office:value-type="string" calcext:value-type="string">
            <text:p>ATENCIA</text:p>
          </table:table-cell>
          <table:table-cell table:style-name="ce3" office:value-type="string" calcext:value-type="string">
            <text:p>RUIZ</text:p>
          </table:table-cell>
          <table:table-cell table:style-name="ce3" table:number-columns-repeated="5"/>
          <table:table-cell table:style-name="ce3" office:value-type="string" calcext:value-type="string">
            <text:p>CL 17 KR 14 - 17</text:p>
          </table:table-cell>
          <table:table-cell table:style-name="ce3" table:number-columns-repeated="8"/>
          <table:table-cell table:style-name="ce3" office:value-type="string" calcext:value-type="string">
            <text:p>GAITAN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6362" calcext:value-type="float">
            <text:p>64866362</text:p>
          </table:table-cell>
          <table:table-cell table:style-name="ce3" office:value-type="string" calcext:value-type="string">
            <text:p>MARTHA CECILIA</text:p>
          </table:table-cell>
          <table:table-cell table:style-name="ce3" office:value-type="string" calcext:value-type="string">
            <text:p>RODRIGUEZ</text:p>
          </table:table-cell>
          <table:table-cell table:style-name="ce3" office:value-type="string" calcext:value-type="string">
            <text:p>ARAUJO</text:p>
          </table:table-cell>
          <table:table-cell table:style-name="ce3" table:number-columns-repeated="5"/>
          <table:table-cell table:style-name="ce3" office:value-type="string" calcext:value-type="string">
            <text:p>CL 15A 9B - 41 </text:p>
          </table:table-cell>
          <table:table-cell table:style-name="ce3" table:number-columns-repeated="8"/>
          <table:table-cell table:style-name="ce6" office:value-type="string" calcext:value-type="string">
            <text:p>ESTANC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068445" calcext:value-type="float">
            <text:p>23068445</text:p>
          </table:table-cell>
          <table:table-cell table:style-name="ce3" office:value-type="string" calcext:value-type="string">
            <text:p>JOSEFA DEL CARMEN</text:p>
          </table:table-cell>
          <table:table-cell table:style-name="ce3" office:value-type="string" calcext:value-type="string">
            <text:p>CARDENAS</text:p>
          </table:table-cell>
          <table:table-cell table:style-name="ce3" office:value-type="string" calcext:value-type="string">
            <text:p>ROHENES </text:p>
          </table:table-cell>
          <table:table-cell table:style-name="ce3" table:number-columns-repeated="5"/>
          <table:table-cell table:style-name="ce3" office:value-type="string" calcext:value-type="string">
            <text:p>CL 15C 9B - 91 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8319" calcext:value-type="float">
            <text:p>64868319</text:p>
          </table:table-cell>
          <table:table-cell table:style-name="ce3" office:value-type="string" calcext:value-type="string">
            <text:p>NARCIZA NICOLAZA </text:p>
          </table:table-cell>
          <table:table-cell table:style-name="ce3" office:value-type="string" calcext:value-type="string">
            <text:p>CARDENAS</text:p>
          </table:table-cell>
          <table:table-cell table:style-name="ce3" office:value-type="string" calcext:value-type="string">
            <text:p>NAVARRO</text:p>
          </table:table-cell>
          <table:table-cell table:style-name="ce3" table:number-columns-repeated="5"/>
          <table:table-cell table:style-name="ce3" office:value-type="string" calcext:value-type="string">
            <text:p>CL15C KR9A - 33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92026743" calcext:value-type="float">
            <text:p>92026743</text:p>
          </table:table-cell>
          <table:table-cell table:style-name="ce3" office:value-type="string" calcext:value-type="string">
            <text:p>FILADELFO MANUEL</text:p>
          </table:table-cell>
          <table:table-cell table:style-name="ce3" office:value-type="string" calcext:value-type="string">
            <text:p>ATENCIA</text:p>
          </table:table-cell>
          <table:table-cell table:style-name="ce3" office:value-type="string" calcext:value-type="string">
            <text:p>BELTRAN</text:p>
          </table:table-cell>
          <table:table-cell table:style-name="ce3" table:number-columns-repeated="5"/>
          <table:table-cell table:style-name="ce7" office:value-type="string" calcext:value-type="string">
            <text:p>CL 15A 9A - 108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23160545" calcext:value-type="float">
            <text:p>23160545</text:p>
          </table:table-cell>
          <table:table-cell table:style-name="ce3" office:value-type="string" calcext:value-type="string">
            <text:p>ALICIA ESTHER</text:p>
          </table:table-cell>
          <table:table-cell table:style-name="ce3" office:value-type="string" calcext:value-type="string">
            <text:p>ARAUJO</text:p>
          </table:table-cell>
          <table:table-cell table:style-name="ce3" office:value-type="string" calcext:value-type="string">
            <text:p>DE HERNANDEZ</text:p>
          </table:table-cell>
          <table:table-cell table:style-name="ce3" table:number-columns-repeated="5"/>
          <table:table-cell table:style-name="ce7" office:value-type="string" calcext:value-type="string">
            <text:p>KR 9A 15 - 57 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588660" calcext:value-type="float">
            <text:p>6588660</text:p>
          </table:table-cell>
          <table:table-cell table:style-name="ce3" office:value-type="string" calcext:value-type="string">
            <text:p>MANUEL SANTIAGO</text:p>
          </table:table-cell>
          <table:table-cell table:style-name="ce3" office:value-type="string" calcext:value-type="string">
            <text:p>ARTEAGA</text:p>
          </table:table-cell>
          <table:table-cell table:style-name="ce3" office:value-type="string" calcext:value-type="string">
            <text:p>MENDOZA</text:p>
          </table:table-cell>
          <table:table-cell table:style-name="ce3" table:number-columns-repeated="5"/>
          <table:table-cell table:style-name="ce7" office:value-type="string" calcext:value-type="string">
            <text:p>KR13A CL 15 - 91 </text:p>
          </table:table-cell>
          <table:table-cell table:style-name="ce3" table:number-columns-repeated="8"/>
          <table:table-cell table:style-name="ce3" office:value-type="string" calcext:value-type="string">
            <text:p>EL VATICAN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3988138" calcext:value-type="float">
            <text:p>3988138</text:p>
          </table:table-cell>
          <table:table-cell table:style-name="ce3" office:value-type="string" calcext:value-type="string">
            <text:p>JUAQUIN ANTONIO</text:p>
          </table:table-cell>
          <table:table-cell table:style-name="ce3" office:value-type="string" calcext:value-type="string">
            <text:p>CUELLO</text:p>
          </table:table-cell>
          <table:table-cell table:style-name="ce3" office:value-type="string" calcext:value-type="string">
            <text:p>PALENCIA</text:p>
          </table:table-cell>
          <table:table-cell table:style-name="ce3" table:number-columns-repeated="5"/>
          <table:table-cell table:style-name="ce7" office:value-type="string" calcext:value-type="string">
            <text:p>KRA9 14C - 71 </text:p>
          </table:table-cell>
          <table:table-cell table:style-name="ce3" table:number-columns-repeated="8"/>
          <table:table-cell table:style-name="ce3" office:value-type="string" calcext:value-type="string">
            <text:p>BOSQUE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4871957" calcext:value-type="float">
            <text:p>64871957</text:p>
          </table:table-cell>
          <table:table-cell table:style-name="ce3" office:value-type="string" calcext:value-type="string">
            <text:p>DINA MARGARITA</text:p>
          </table:table-cell>
          <table:table-cell table:style-name="ce3" office:value-type="string" calcext:value-type="string">
            <text:p>CASTILLO </text:p>
          </table:table-cell>
          <table:table-cell table:style-name="ce3" office:value-type="string" calcext:value-type="string">
            <text:p>MEZA</text:p>
          </table:table-cell>
          <table:table-cell table:style-name="ce3" table:number-columns-repeated="5"/>
          <table:table-cell table:style-name="ce7" office:value-type="string" calcext:value-type="string">
            <text:p>CL 16 KR 14 - 41</text:p>
          </table:table-cell>
          <table:table-cell table:style-name="ce3" table:number-columns-repeated="8"/>
          <table:table-cell table:style-name="ce7" office:value-type="string" calcext:value-type="string">
            <text:p>LA GAITANA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4866834" calcext:value-type="float">
            <text:p>64866834</text:p>
          </table:table-cell>
          <table:table-cell table:style-name="ce3" office:value-type="string" calcext:value-type="string">
            <text:p>JOSEFINA DEL SOCORRO</text:p>
          </table:table-cell>
          <table:table-cell table:style-name="ce3" office:value-type="string" calcext:value-type="string">
            <text:p>MARTINEZ</text:p>
          </table:table-cell>
          <table:table-cell table:style-name="ce3" table:number-columns-repeated="6"/>
          <table:table-cell table:style-name="ce7" office:value-type="string" calcext:value-type="string">
            <text:p>KR13 CL 15C - 23 </text:p>
          </table:table-cell>
          <table:table-cell table:style-name="ce3" table:number-columns-repeated="8"/>
          <table:table-cell table:style-name="ce7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4865114" calcext:value-type="float">
            <text:p>64865114</text:p>
          </table:table-cell>
          <table:table-cell table:style-name="ce3" office:value-type="string" calcext:value-type="string">
            <text:p>MERCEDES ELIDA</text:p>
          </table:table-cell>
          <table:table-cell table:style-name="ce3" office:value-type="string" calcext:value-type="string">
            <text:p>ATENCIA</text:p>
          </table:table-cell>
          <table:table-cell table:style-name="ce3" office:value-type="string" calcext:value-type="string">
            <text:p>DE MARTINEZ</text:p>
          </table:table-cell>
          <table:table-cell table:style-name="ce3" table:number-columns-repeated="5"/>
          <table:table-cell table:style-name="ce7" office:value-type="string" calcext:value-type="string">
            <text:p>KR 15 CL 17 - 18 </text:p>
          </table:table-cell>
          <table:table-cell table:style-name="ce3" table:number-columns-repeated="8"/>
          <table:table-cell table:style-name="ce3" office:value-type="string" calcext:value-type="string">
            <text:p>LA GAITANA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92025719" calcext:value-type="float">
            <text:p>92025719</text:p>
          </table:table-cell>
          <table:table-cell table:style-name="ce3" office:value-type="string" calcext:value-type="string">
            <text:p>HERNANDO ALVARINO</text:p>
          </table:table-cell>
          <table:table-cell table:style-name="ce3" office:value-type="string" calcext:value-type="string">
            <text:p>CONTRERAS</text:p>
          </table:table-cell>
          <table:table-cell table:style-name="ce3" table:number-columns-repeated="6"/>
          <table:table-cell table:style-name="ce7" office:value-type="string" calcext:value-type="string">
            <text:p>KR 15 CL 15 - 42 </text:p>
          </table:table-cell>
          <table:table-cell table:style-name="ce3" table:number-columns-repeated="8"/>
          <table:table-cell table:style-name="ce3" office:value-type="string" calcext:value-type="string">
            <text:p>PUEBLO NUEV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3988875" calcext:value-type="float">
            <text:p>3988875</text:p>
          </table:table-cell>
          <table:table-cell table:style-name="ce3" office:value-type="string" calcext:value-type="string">
            <text:p>ALFONSO CARMELO</text:p>
          </table:table-cell>
          <table:table-cell table:style-name="ce3" office:value-type="string" calcext:value-type="string">
            <text:p>ARRIETA</text:p>
          </table:table-cell>
          <table:table-cell table:style-name="ce3" office:value-type="string" calcext:value-type="string">
            <text:p>CONSUEGRA</text:p>
          </table:table-cell>
          <table:table-cell table:style-name="ce3" table:number-columns-repeated="5"/>
          <table:table-cell table:style-name="ce7" office:value-type="string" calcext:value-type="string">
            <text:p>KR13A CL 15 - 71</text:p>
          </table:table-cell>
          <table:table-cell table:style-name="ce3" table:number-columns-repeated="8"/>
          <table:table-cell table:style-name="ce7" office:value-type="string" calcext:value-type="string">
            <text:p>EL VATICAN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1103951146" calcext:value-type="float">
            <text:p>1103951146</text:p>
          </table:table-cell>
          <table:table-cell table:style-name="ce3" office:value-type="string" calcext:value-type="string">
            <text:p>OLGA PATRICIA</text:p>
          </table:table-cell>
          <table:table-cell table:style-name="ce3" office:value-type="string" calcext:value-type="string">
            <text:p>MENDOZA</text:p>
          </table:table-cell>
          <table:table-cell table:style-name="ce3" office:value-type="string" calcext:value-type="string">
            <text:p>SANCHEZ</text:p>
          </table:table-cell>
          <table:table-cell table:style-name="ce3" table:number-columns-repeated="5"/>
          <table:table-cell table:style-name="ce7" office:value-type="string" calcext:value-type="string">
            <text:p>KR 13A CL 15 - 87 </text:p>
          </table:table-cell>
          <table:table-cell table:style-name="ce3" table:number-columns-repeated="8"/>
          <table:table-cell table:style-name="ce3" office:value-type="string" calcext:value-type="string">
            <text:p>EL VATICAN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4866966" calcext:value-type="float">
            <text:p>64866966</text:p>
          </table:table-cell>
          <table:table-cell table:style-name="ce3" office:value-type="string" calcext:value-type="string">
            <text:p>BETTY LUCIA </text:p>
          </table:table-cell>
          <table:table-cell table:number-columns-repeated="2" table:style-name="ce3" office:value-type="string" calcext:value-type="string">
            <text:p>ARRIETA</text:p>
          </table:table-cell>
          <table:table-cell table:style-name="ce3" table:number-columns-repeated="5"/>
          <table:table-cell table:style-name="ce7" office:value-type="string" calcext:value-type="string">
            <text:p>KR 12 14 - 38 </text:p>
          </table:table-cell>
          <table:table-cell table:style-name="ce3" table:number-columns-repeated="8"/>
          <table:table-cell table:style-name="ce7" office:value-type="string" calcext:value-type="string">
            <text:p>ESMERALDA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4869919" calcext:value-type="float">
            <text:p>64869919</text:p>
          </table:table-cell>
          <table:table-cell table:style-name="ce3" office:value-type="string" calcext:value-type="string">
            <text:p>YAMIRA DEL CARMEN</text:p>
          </table:table-cell>
          <table:table-cell table:style-name="ce3" office:value-type="string" calcext:value-type="string">
            <text:p>ATENCIA</text:p>
          </table:table-cell>
          <table:table-cell table:style-name="ce3" office:value-type="string" calcext:value-type="string">
            <text:p>PALENCIA</text:p>
          </table:table-cell>
          <table:table-cell table:style-name="ce3" table:number-columns-repeated="5"/>
          <table:table-cell table:style-name="ce7" office:value-type="string" calcext:value-type="string">
            <text:p>KR 9 CL 14B - 5</text:p>
          </table:table-cell>
          <table:table-cell table:style-name="ce3" table:number-columns-repeated="8"/>
          <table:table-cell table:style-name="ce3" office:value-type="string" calcext:value-type="string">
            <text:p>BOSQUE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4868247" calcext:value-type="float">
            <text:p>64868247</text:p>
          </table:table-cell>
          <table:table-cell table:style-name="ce3" office:value-type="string" calcext:value-type="string">
            <text:p>MIRNA LUZ</text:p>
          </table:table-cell>
          <table:table-cell table:style-name="ce3" office:value-type="string" calcext:value-type="string">
            <text:p>PALENCIA</text:p>
          </table:table-cell>
          <table:table-cell table:style-name="ce3" office:value-type="string" calcext:value-type="string">
            <text:p>LARA</text:p>
          </table:table-cell>
          <table:table-cell table:style-name="ce3" table:number-columns-repeated="5"/>
          <table:table-cell table:style-name="ce7" office:value-type="string" calcext:value-type="string">
            <text:p>KR8 14E - 4 </text:p>
          </table:table-cell>
          <table:table-cell table:style-name="ce3" table:number-columns-repeated="8"/>
          <table:table-cell table:style-name="ce3" office:value-type="string" calcext:value-type="string">
            <text:p>BOSQUE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92033036" calcext:value-type="float">
            <text:p>92033036</text:p>
          </table:table-cell>
          <table:table-cell table:style-name="ce3" office:value-type="string" calcext:value-type="string">
            <text:p>PEDRO EDUARDO</text:p>
          </table:table-cell>
          <table:table-cell table:style-name="ce3" office:value-type="string" calcext:value-type="string">
            <text:p>ORTEGA</text:p>
          </table:table-cell>
          <table:table-cell table:style-name="ce3" office:value-type="string" calcext:value-type="string">
            <text:p>LEQUIA</text:p>
          </table:table-cell>
          <table:table-cell table:style-name="ce3" table:number-columns-repeated="5"/>
          <table:table-cell table:style-name="ce7" office:value-type="string" calcext:value-type="string">
            <text:p>KR 9 15B - 30</text:p>
          </table:table-cell>
          <table:table-cell table:style-name="ce3" table:number-columns-repeated="8"/>
          <table:table-cell table:style-name="ce3" office:value-type="string" calcext:value-type="string">
            <text:p>EL ESTANC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92028204" calcext:value-type="float">
            <text:p>92028204</text:p>
          </table:table-cell>
          <table:table-cell table:style-name="ce3" office:value-type="string" calcext:value-type="string">
            <text:p>GUSTABO GABRIEL</text:p>
          </table:table-cell>
          <table:table-cell table:style-name="ce3" office:value-type="string" calcext:value-type="string">
            <text:p>VERGARA</text:p>
          </table:table-cell>
          <table:table-cell table:style-name="ce3" office:value-type="string" calcext:value-type="string">
            <text:p>HADECHINY</text:p>
          </table:table-cell>
          <table:table-cell table:style-name="ce3" table:number-columns-repeated="5"/>
          <table:table-cell table:style-name="ce7" office:value-type="string" calcext:value-type="string">
            <text:p>CL 15A 9A- 82</text:p>
          </table:table-cell>
          <table:table-cell table:style-name="ce3" table:number-columns-repeated="8"/>
          <table:table-cell table:style-name="ce3" office:value-type="string" calcext:value-type="string">
            <text:p>EL ESTANC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4865772" calcext:value-type="float">
            <text:p>64865772</text:p>
          </table:table-cell>
          <table:table-cell table:style-name="ce3" office:value-type="string" calcext:value-type="string">
            <text:p>ELISA EBERLIDES</text:p>
          </table:table-cell>
          <table:table-cell table:style-name="ce3" office:value-type="string" calcext:value-type="string">
            <text:p>ALDANA</text:p>
          </table:table-cell>
          <table:table-cell table:style-name="ce3" office:value-type="string" calcext:value-type="string">
            <text:p>BARRAGAN</text:p>
          </table:table-cell>
          <table:table-cell table:style-name="ce3" table:number-columns-repeated="5"/>
          <table:table-cell table:style-name="ce7" office:value-type="string" calcext:value-type="string">
            <text:p>DG 15 13A- 15 </text:p>
          </table:table-cell>
          <table:table-cell table:style-name="ce3" table:number-columns-repeated="8"/>
          <table:table-cell table:style-name="ce3" office:value-type="string" calcext:value-type="string">
            <text:p>EL VATICAN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4866435" calcext:value-type="float">
            <text:p>64866435</text:p>
          </table:table-cell>
          <table:table-cell table:style-name="ce3" office:value-type="string" calcext:value-type="string">
            <text:p>FELICITA BERNARDA</text:p>
          </table:table-cell>
          <table:table-cell table:number-columns-repeated="2" table:style-name="ce3" office:value-type="string" calcext:value-type="string">
            <text:p>HERNANDEZ</text:p>
          </table:table-cell>
          <table:table-cell table:style-name="ce3" table:number-columns-repeated="5"/>
          <table:table-cell table:style-name="ce7" office:value-type="string" calcext:value-type="string">
            <text:p>CL 19 KR 13 - 36 </text:p>
          </table:table-cell>
          <table:table-cell table:style-name="ce3" table:number-columns-repeated="8"/>
          <table:table-cell table:style-name="ce3" office:value-type="string" calcext:value-type="string">
            <text:p>PUEBLO NUEV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23161005" calcext:value-type="float">
            <text:p>23161005</text:p>
          </table:table-cell>
          <table:table-cell table:style-name="ce3" office:value-type="string" calcext:value-type="string">
            <text:p>ALCIRA ISABEL</text:p>
          </table:table-cell>
          <table:table-cell table:style-name="ce3" office:value-type="string" calcext:value-type="string">
            <text:p>PEREZ</text:p>
          </table:table-cell>
          <table:table-cell table:style-name="ce3" office:value-type="string" calcext:value-type="string">
            <text:p>DE JIMENEZ</text:p>
          </table:table-cell>
          <table:table-cell table:style-name="ce3" table:number-columns-repeated="5"/>
          <table:table-cell table:style-name="ce7" office:value-type="string" calcext:value-type="string">
            <text:p>CL 15 KR 14 - 46 </text:p>
          </table:table-cell>
          <table:table-cell table:style-name="ce3" table:number-columns-repeated="8"/>
          <table:table-cell table:style-name="ce3" office:value-type="string" calcext:value-type="string">
            <text:p>PUEBLO NUEV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4866119" calcext:value-type="float">
            <text:p>64866119</text:p>
          </table:table-cell>
          <table:table-cell table:style-name="ce3" office:value-type="string" calcext:value-type="string">
            <text:p>MIRIAM CECILIA</text:p>
          </table:table-cell>
          <table:table-cell table:style-name="ce3" office:value-type="string" calcext:value-type="string">
            <text:p>RAMOS</text:p>
          </table:table-cell>
          <table:table-cell table:style-name="ce3" office:value-type="string" calcext:value-type="string">
            <text:p>DIAZ</text:p>
          </table:table-cell>
          <table:table-cell table:style-name="ce3" table:number-columns-repeated="5"/>
          <table:table-cell table:style-name="ce7" office:value-type="string" calcext:value-type="string">
            <text:p>DG 15 CL 14B - 4 </text:p>
          </table:table-cell>
          <table:table-cell table:style-name="ce3" table:number-columns-repeated="8"/>
          <table:table-cell table:style-name="ce3" office:value-type="string" calcext:value-type="string">
            <text:p>LA ESMERALDA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23161759" calcext:value-type="float">
            <text:p>23161759</text:p>
          </table:table-cell>
          <table:table-cell table:style-name="ce3" office:value-type="string" calcext:value-type="string">
            <text:p>FANNY MARIA</text:p>
          </table:table-cell>
          <table:table-cell table:style-name="ce3" office:value-type="string" calcext:value-type="string">
            <text:p>MARTINEZ</text:p>
          </table:table-cell>
          <table:table-cell table:style-name="ce3" office:value-type="string" calcext:value-type="string">
            <text:p>RUIZ</text:p>
          </table:table-cell>
          <table:table-cell table:style-name="ce3" table:number-columns-repeated="5"/>
          <table:table-cell table:style-name="ce7" office:value-type="string" calcext:value-type="string">
            <text:p>CL 16A KR 15 - 36 </text:p>
          </table:table-cell>
          <table:table-cell table:style-name="ce3" table:number-columns-repeated="8"/>
          <table:table-cell table:style-name="ce3" office:value-type="string" calcext:value-type="string">
            <text:p>PUEBLO NUEV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92551408" calcext:value-type="float">
            <text:p>92551408</text:p>
          </table:table-cell>
          <table:table-cell table:style-name="ce3" office:value-type="string" calcext:value-type="string">
            <text:p>JOSE LUIS</text:p>
          </table:table-cell>
          <table:table-cell table:style-name="ce3" office:value-type="string" calcext:value-type="string">
            <text:p>CASTRO</text:p>
          </table:table-cell>
          <table:table-cell table:style-name="ce3" table:number-columns-repeated="6"/>
          <table:table-cell table:style-name="ce7" office:value-type="string" calcext:value-type="string">
            <text:p>CL 15C KR 15 - 17 </text:p>
          </table:table-cell>
          <table:table-cell table:style-name="ce3" table:number-columns-repeated="8"/>
          <table:table-cell table:style-name="ce3" office:value-type="string" calcext:value-type="string">
            <text:p>PUEBLO NUEV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4866480" calcext:value-type="float">
            <text:p>64866480</text:p>
          </table:table-cell>
          <table:table-cell table:style-name="ce3" office:value-type="string" calcext:value-type="string">
            <text:p>NEIDA</text:p>
          </table:table-cell>
          <table:table-cell table:number-columns-repeated="2" table:style-name="ce3" office:value-type="string" calcext:value-type="string">
            <text:p>HERNANDEZ</text:p>
          </table:table-cell>
          <table:table-cell table:style-name="ce3" table:number-columns-repeated="5"/>
          <table:table-cell table:style-name="ce7" office:value-type="string" calcext:value-type="string">
            <text:p>CL 15D KR 16A - 15 </text:p>
          </table:table-cell>
          <table:table-cell table:style-name="ce3" table:number-columns-repeated="8"/>
          <table:table-cell table:style-name="ce3" office:value-type="string" calcext:value-type="string">
            <text:p>PUEBLO NUEV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92027603" calcext:value-type="float">
            <text:p>92027603</text:p>
          </table:table-cell>
          <table:table-cell table:style-name="ce3" office:value-type="string" calcext:value-type="string">
            <text:p>MIGUEL ANTONIO</text:p>
          </table:table-cell>
          <table:table-cell table:style-name="ce3" office:value-type="string" calcext:value-type="string">
            <text:p>ARRIETA</text:p>
          </table:table-cell>
          <table:table-cell table:style-name="ce3" office:value-type="string" calcext:value-type="string">
            <text:p>RODRIGUEZ</text:p>
          </table:table-cell>
          <table:table-cell table:style-name="ce3" table:number-columns-repeated="5"/>
          <table:table-cell table:style-name="ce7" office:value-type="string" calcext:value-type="string">
            <text:p>KR 9 14C - 70 </text:p>
          </table:table-cell>
          <table:table-cell table:style-name="ce3" table:number-columns-repeated="8"/>
          <table:table-cell table:style-name="ce3" office:value-type="string" calcext:value-type="string">
            <text:p>BOSQUE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23159966" calcext:value-type="float">
            <text:p>23159966</text:p>
          </table:table-cell>
          <table:table-cell table:style-name="ce3" office:value-type="string" calcext:value-type="string">
            <text:p>BRUNILDA ISABEL</text:p>
          </table:table-cell>
          <table:table-cell table:style-name="ce3" office:value-type="string" calcext:value-type="string">
            <text:p>ATENCIA</text:p>
          </table:table-cell>
          <table:table-cell table:style-name="ce3" office:value-type="string" calcext:value-type="string">
            <text:p>MORENO</text:p>
          </table:table-cell>
          <table:table-cell table:style-name="ce3" table:number-columns-repeated="5"/>
          <table:table-cell table:style-name="ce7" office:value-type="string" calcext:value-type="string">
            <text:p>KR9 14C - 41</text:p>
          </table:table-cell>
          <table:table-cell table:style-name="ce3" table:number-columns-repeated="8"/>
          <table:table-cell table:style-name="ce3" office:value-type="string" calcext:value-type="string">
            <text:p>BOSQUE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92026179" calcext:value-type="float">
            <text:p>92026179</text:p>
          </table:table-cell>
          <table:table-cell table:style-name="ce3" office:value-type="string" calcext:value-type="string">
            <text:p>JAIRO LUIS</text:p>
          </table:table-cell>
          <table:table-cell table:style-name="ce3" office:value-type="string" calcext:value-type="string">
            <text:p>LOZANO</text:p>
          </table:table-cell>
          <table:table-cell table:style-name="ce3" office:value-type="string" calcext:value-type="string">
            <text:p>SUAREZ</text:p>
          </table:table-cell>
          <table:table-cell table:style-name="ce3" table:number-columns-repeated="5"/>
          <table:table-cell table:style-name="ce7" office:value-type="string" calcext:value-type="string">
            <text:p>CL 15B 15 - 26 </text:p>
          </table:table-cell>
          <table:table-cell table:style-name="ce3" table:number-columns-repeated="8"/>
          <table:table-cell table:style-name="ce3" office:value-type="string" calcext:value-type="string">
            <text:p>PUEBLO NUEV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7466449" calcext:value-type="float">
            <text:p>7466449</text:p>
          </table:table-cell>
          <table:table-cell table:style-name="ce3" office:value-type="string" calcext:value-type="string">
            <text:p>CRISTO ALFONSO</text:p>
          </table:table-cell>
          <table:table-cell table:style-name="ce3" office:value-type="string" calcext:value-type="string">
            <text:p>ARRIETA</text:p>
          </table:table-cell>
          <table:table-cell table:style-name="ce3" office:value-type="string" calcext:value-type="string">
            <text:p>RAMIREZ</text:p>
          </table:table-cell>
          <table:table-cell table:style-name="ce3" table:number-columns-repeated="5"/>
          <table:table-cell table:style-name="ce7" office:value-type="string" calcext:value-type="string">
            <text:p>KR 12 <text:s/>15C - 31 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92580003" calcext:value-type="float">
            <text:p>92580003</text:p>
          </table:table-cell>
          <table:table-cell table:style-name="ce3" office:value-type="string" calcext:value-type="string">
            <text:p>JOSE RAFAEL</text:p>
          </table:table-cell>
          <table:table-cell table:style-name="ce3" office:value-type="string" calcext:value-type="string">
            <text:p>ULLOA</text:p>
          </table:table-cell>
          <table:table-cell table:style-name="ce3" office:value-type="string" calcext:value-type="string">
            <text:p>ARRIETA</text:p>
          </table:table-cell>
          <table:table-cell table:style-name="ce3" table:number-columns-repeated="5"/>
          <table:table-cell table:style-name="ce7" office:value-type="string" calcext:value-type="string">
            <text:p>CL 15B KR 14 - 20 </text:p>
          </table:table-cell>
          <table:table-cell table:style-name="ce3" table:number-columns-repeated="8"/>
          <table:table-cell table:style-name="ce3" office:value-type="string" calcext:value-type="string">
            <text:p>PUEBLO NUEV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23068708" calcext:value-type="float">
            <text:p>23068708</text:p>
          </table:table-cell>
          <table:table-cell table:style-name="ce3" office:value-type="string" calcext:value-type="string">
            <text:p>INMACULADA SOFIA</text:p>
          </table:table-cell>
          <table:table-cell table:style-name="ce3" office:value-type="string" calcext:value-type="string">
            <text:p>GONZALES</text:p>
          </table:table-cell>
          <table:table-cell table:style-name="ce3" office:value-type="string" calcext:value-type="string">
            <text:p>ARENALES</text:p>
          </table:table-cell>
          <table:table-cell table:style-name="ce3" table:number-columns-repeated="5"/>
          <table:table-cell table:style-name="ce7" office:value-type="string" calcext:value-type="string">
            <text:p>CL 15 9A - 79 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64869358" calcext:value-type="float">
            <text:p>64869358</text:p>
          </table:table-cell>
          <table:table-cell table:style-name="ce4" office:value-type="string" calcext:value-type="string">
            <text:p>NORMA BERNARDA</text:p>
          </table:table-cell>
          <table:table-cell table:style-name="ce4" office:value-type="string" calcext:value-type="string">
            <text:p>PEREZ</text:p>
          </table:table-cell>
          <table:table-cell table:style-name="ce4" office:value-type="string" calcext:value-type="string">
            <text:p>OSPINO</text:p>
          </table:table-cell>
          <table:table-cell table:style-name="ce4" table:number-columns-repeated="5"/>
          <table:table-cell table:style-name="ce8" office:value-type="string" calcext:value-type="string">
            <text:p>CALLE 16 16 - 14 PISO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7"/>
          <table:table-cell table:style-name="ce4" office:value-type="string" calcext:value-type="string">
            <text:p>SANTA ISABEL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64871692" calcext:value-type="float">
            <text:p>64871692</text:p>
          </table:table-cell>
          <table:table-cell table:style-name="ce4" office:value-type="string" calcext:value-type="string">
            <text:p>ANGELICA MARIA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RIOS</text:p>
          </table:table-cell>
          <table:table-cell table:style-name="ce4" table:number-columns-repeated="5"/>
          <table:table-cell table:style-name="ce8" office:value-type="string" calcext:value-type="string">
            <text:p>CALLE 16B <text:s/>16 - 4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5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SANTA ISABEL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4872150" calcext:value-type="float">
            <text:p>64872150</text:p>
          </table:table-cell>
          <table:table-cell table:style-name="ce3" office:value-type="string" calcext:value-type="string">
            <text:p>MOHOLIS ISABEL</text:p>
          </table:table-cell>
          <table:table-cell table:style-name="ce3" office:value-type="string" calcext:value-type="string">
            <text:p>GOEZ</text:p>
          </table:table-cell>
          <table:table-cell table:style-name="ce3" office:value-type="string" calcext:value-type="string">
            <text:p>GAMARRA</text:p>
          </table:table-cell>
          <table:table-cell table:style-name="ce3" table:number-columns-repeated="5"/>
          <table:table-cell table:style-name="ce7" office:value-type="string" calcext:value-type="string">
            <text:p>CALLE 16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28" calcext:value-type="float">
            <text:p>2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SANTA ISABEL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3988744" calcext:value-type="float">
            <text:p>3988744</text:p>
          </table:table-cell>
          <table:table-cell table:style-name="ce3" office:value-type="string" calcext:value-type="string">
            <text:p>CESAR TULIO</text:p>
          </table:table-cell>
          <table:table-cell table:style-name="ce3" office:value-type="string" calcext:value-type="string">
            <text:p>ARAUJO</text:p>
          </table:table-cell>
          <table:table-cell table:style-name="ce3" office:value-type="string" calcext:value-type="string">
            <text:p>FUENTES</text:p>
          </table:table-cell>
          <table:table-cell table:style-name="ce3" table:number-columns-repeated="5"/>
          <table:table-cell table:style-name="ce7" office:value-type="string" calcext:value-type="string">
            <text:p>CALLE 15A 9A - 17 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4867079" calcext:value-type="float">
            <text:p>64867079</text:p>
          </table:table-cell>
          <table:table-cell table:style-name="ce3" office:value-type="string" calcext:value-type="string">
            <text:p>CARMEN MARIA</text:p>
          </table:table-cell>
          <table:table-cell table:style-name="ce3" office:value-type="string" calcext:value-type="string">
            <text:p>MESA</text:p>
          </table:table-cell>
          <table:table-cell table:style-name="ce3" office:value-type="string" calcext:value-type="string">
            <text:p>ESCOBAR</text:p>
          </table:table-cell>
          <table:table-cell table:style-name="ce3" table:number-columns-repeated="5"/>
          <table:table-cell table:style-name="ce7" office:value-type="string" calcext:value-type="string">
            <text:p>KR 13A CL 15 - 81 </text:p>
          </table:table-cell>
          <table:table-cell table:style-name="ce3" table:number-columns-repeated="8"/>
          <table:table-cell table:style-name="ce3" office:value-type="string" calcext:value-type="string">
            <text:p>EL VATICAN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3989412" calcext:value-type="float">
            <text:p>3989412</text:p>
          </table:table-cell>
          <table:table-cell table:style-name="ce3" office:value-type="string" calcext:value-type="string">
            <text:p>LACIDES RAFAEL</text:p>
          </table:table-cell>
          <table:table-cell table:style-name="ce3" office:value-type="string" calcext:value-type="string">
            <text:p>ACOSTA</text:p>
          </table:table-cell>
          <table:table-cell table:style-name="ce3" office:value-type="string" calcext:value-type="string">
            <text:p>PEREZ</text:p>
          </table:table-cell>
          <table:table-cell table:style-name="ce3" table:number-columns-repeated="5"/>
          <table:table-cell table:style-name="ce7" office:value-type="string" calcext:value-type="string">
            <text:p>CL 14C DG 15-61 </text:p>
          </table:table-cell>
          <table:table-cell table:style-name="ce3" table:number-columns-repeated="8"/>
          <table:table-cell table:style-name="ce3" office:value-type="string" calcext:value-type="string">
            <text:p>EL VATICAN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4865673" calcext:value-type="float">
            <text:p>64865673</text:p>
          </table:table-cell>
          <table:table-cell table:style-name="ce3" office:value-type="string" calcext:value-type="string">
            <text:p>ENA DEL CARMEN</text:p>
          </table:table-cell>
          <table:table-cell table:style-name="ce3" office:value-type="string" calcext:value-type="string">
            <text:p>CALVO</text:p>
          </table:table-cell>
          <table:table-cell table:style-name="ce3" office:value-type="string" calcext:value-type="string">
            <text:p>DE LA OSSA</text:p>
          </table:table-cell>
          <table:table-cell table:style-name="ce3" table:number-columns-repeated="5"/>
          <table:table-cell table:style-name="ce7" office:value-type="string" calcext:value-type="string">
            <text:p>CR 12A CL 13 - 98 </text:p>
          </table:table-cell>
          <table:table-cell table:style-name="ce3" table:number-columns-repeated="8"/>
          <table:table-cell table:style-name="ce3" office:value-type="string" calcext:value-type="string">
            <text:p>LA ESMERALDA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92030748" calcext:value-type="float">
            <text:p>92030748</text:p>
          </table:table-cell>
          <table:table-cell table:style-name="ce3" office:value-type="string" calcext:value-type="string">
            <text:p>ALEX OMAR </text:p>
          </table:table-cell>
          <table:table-cell table:style-name="ce3" office:value-type="string" calcext:value-type="string">
            <text:p>RAMOS</text:p>
          </table:table-cell>
          <table:table-cell table:style-name="ce3" office:value-type="string" calcext:value-type="string">
            <text:p>PEREZ</text:p>
          </table:table-cell>
          <table:table-cell table:style-name="ce3" table:number-columns-repeated="5"/>
          <table:table-cell table:style-name="ce7" office:value-type="string" calcext:value-type="string">
            <text:p>KR 13A CL 15 - 70</text:p>
          </table:table-cell>
          <table:table-cell table:style-name="ce3" table:number-columns-repeated="8"/>
          <table:table-cell table:style-name="ce7" office:value-type="string" calcext:value-type="string">
            <text:p>EL VATICAN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23161555" calcext:value-type="float">
            <text:p>23161555</text:p>
          </table:table-cell>
          <table:table-cell table:style-name="ce3" office:value-type="string" calcext:value-type="string">
            <text:p>ROQUELINA ISABEL</text:p>
          </table:table-cell>
          <table:table-cell table:style-name="ce3" office:value-type="string" calcext:value-type="string">
            <text:p>ORTEGA</text:p>
          </table:table-cell>
          <table:table-cell table:style-name="ce3" office:value-type="string" calcext:value-type="string">
            <text:p>DE MEZA</text:p>
          </table:table-cell>
          <table:table-cell table:style-name="ce3" table:number-columns-repeated="5"/>
          <table:table-cell table:style-name="ce7" office:value-type="string" calcext:value-type="string">
            <text:p>KR 9A CL 15 - 1 </text:p>
          </table:table-cell>
          <table:table-cell table:style-name="ce3" table:number-columns-repeated="8"/>
          <table:table-cell table:style-name="ce3" office:value-type="string" calcext:value-type="string">
            <text:p>EL ESTANC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64868364" calcext:value-type="float">
            <text:p>64868364</text:p>
          </table:table-cell>
          <table:table-cell table:style-name="ce5" office:value-type="string" calcext:value-type="string">
            <text:p>ANA ALCIRA</text:p>
          </table:table-cell>
          <table:table-cell table:style-name="ce5" office:value-type="string" calcext:value-type="string">
            <text:p>RUIZ</text:p>
          </table:table-cell>
          <table:table-cell table:style-name="ce5" office:value-type="string" calcext:value-type="string">
            <text:p>ATENCIA</text:p>
          </table:table-cell>
          <table:table-cell table:style-name="ce5" table:number-columns-repeated="5"/>
          <table:table-cell table:style-name="ce9" office:value-type="string" calcext:value-type="string">
            <text:p>CL 14B DG 15-48 </text:p>
          </table:table-cell>
          <table:table-cell table:style-name="ce5" table:number-columns-repeated="8"/>
          <table:table-cell table:style-name="ce5" office:value-type="string" calcext:value-type="string">
            <text:p>ESMERALDA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23197210" calcext:value-type="float">
            <text:p>23197210</text:p>
          </table:table-cell>
          <table:table-cell table:style-name="ce3" office:value-type="string" calcext:value-type="string">
            <text:p>ENA DEL SOCORRO</text:p>
          </table:table-cell>
          <table:table-cell table:style-name="ce3" office:value-type="string" calcext:value-type="string">
            <text:p>BENAVIDEZ</text:p>
          </table:table-cell>
          <table:table-cell table:style-name="ce3" office:value-type="string" calcext:value-type="string">
            <text:p>OSPINO</text:p>
          </table:table-cell>
          <table:table-cell table:style-name="ce3" table:number-columns-repeated="5"/>
          <table:table-cell table:style-name="ce7" office:value-type="string" calcext:value-type="string">
            <text:p>CL 15A KR 14 - 39 </text:p>
          </table:table-cell>
          <table:table-cell table:style-name="ce3" table:number-columns-repeated="8"/>
          <table:table-cell table:style-name="ce3" office:value-type="string" calcext:value-type="string">
            <text:p>PUEBLO NUEV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6077" calcext:value-type="float">
            <text:p>64866077</text:p>
          </table:table-cell>
          <table:table-cell table:style-name="ce3" office:value-type="string" calcext:value-type="string">
            <text:p>MARA DEL SOCORRO</text:p>
          </table:table-cell>
          <table:table-cell table:number-columns-repeated="2" table:style-name="ce3" office:value-type="string" calcext:value-type="string">
            <text:p>HERNANDEZ</text:p>
          </table:table-cell>
          <table:table-cell table:style-name="ce3" table:number-columns-repeated="5"/>
          <table:table-cell table:style-name="ce3" office:value-type="string" calcext:value-type="string">
            <text:p>CL 15A 16 - 38</text:p>
          </table:table-cell>
          <table:table-cell table:style-name="ce3" table:number-columns-repeated="8"/>
          <table:table-cell table:style-name="ce3" office:value-type="string" calcext:value-type="string">
            <text:p>PUEBLO NUEV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28377" calcext:value-type="float">
            <text:p>92028377</text:p>
          </table:table-cell>
          <table:table-cell table:style-name="ce3" office:value-type="string" calcext:value-type="string">
            <text:p>WALTER LEOPOLDO</text:p>
          </table:table-cell>
          <table:table-cell table:style-name="ce3" office:value-type="string" calcext:value-type="string">
            <text:p>RAMIREZ </text:p>
          </table:table-cell>
          <table:table-cell table:style-name="ce3" office:value-type="string" calcext:value-type="string">
            <text:p>CORREA </text:p>
          </table:table-cell>
          <table:table-cell table:style-name="ce3" table:number-columns-repeated="5"/>
          <table:table-cell table:style-name="ce3" office:value-type="string" calcext:value-type="string">
            <text:p>CL 15A 9A - 44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6814" calcext:value-type="float">
            <text:p>64866814</text:p>
          </table:table-cell>
          <table:table-cell table:style-name="ce3" office:value-type="string" calcext:value-type="string">
            <text:p>ADALGIZA MARIA </text:p>
          </table:table-cell>
          <table:table-cell table:style-name="ce3" office:value-type="string" calcext:value-type="string">
            <text:p>LARA</text:p>
          </table:table-cell>
          <table:table-cell table:style-name="ce3" office:value-type="string" calcext:value-type="string">
            <text:p>BENAVIDEZ</text:p>
          </table:table-cell>
          <table:table-cell table:style-name="ce3" table:number-columns-repeated="5"/>
          <table:table-cell table:style-name="ce3" office:value-type="string" calcext:value-type="string">
            <text:p>KR 15 CL 18 - 8</text:p>
          </table:table-cell>
          <table:table-cell table:style-name="ce3" table:number-columns-repeated="8"/>
          <table:table-cell table:style-name="ce3" office:value-type="string" calcext:value-type="string">
            <text:p>PUEBLO NUEV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0392620" calcext:value-type="float">
            <text:p>1100392620</text:p>
          </table:table-cell>
          <table:table-cell table:style-name="ce3" office:value-type="string" calcext:value-type="string">
            <text:p>LADY DIANA </text:p>
          </table:table-cell>
          <table:table-cell table:style-name="ce3" office:value-type="string" calcext:value-type="string">
            <text:p>DE LA OSSA</text:p>
          </table:table-cell>
          <table:table-cell table:style-name="ce3" office:value-type="string" calcext:value-type="string">
            <text:p>AGUILERA</text:p>
          </table:table-cell>
          <table:table-cell table:style-name="ce3" table:number-columns-repeated="5"/>
          <table:table-cell table:style-name="ce3" office:value-type="string" calcext:value-type="string">
            <text:p>CL 15 9A - 15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158010" calcext:value-type="float">
            <text:p>23158010</text:p>
          </table:table-cell>
          <table:table-cell table:style-name="ce3" office:value-type="string" calcext:value-type="string">
            <text:p>ROSA ISABEL</text:p>
          </table:table-cell>
          <table:table-cell table:style-name="ce3" office:value-type="string" calcext:value-type="string">
            <text:p>ATENCIA </text:p>
          </table:table-cell>
          <table:table-cell table:style-name="ce3" office:value-type="string" calcext:value-type="string">
            <text:p>PALENCIA</text:p>
          </table:table-cell>
          <table:table-cell table:style-name="ce3" table:number-columns-repeated="5"/>
          <table:table-cell table:style-name="ce3" office:value-type="string" calcext:value-type="string">
            <text:p>CL 15 9 - 15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5419640" calcext:value-type="float">
            <text:p>1005419640</text:p>
          </table:table-cell>
          <table:table-cell table:style-name="ce3" office:value-type="string" calcext:value-type="string">
            <text:p>LUZ CANDELARIA </text:p>
          </table:table-cell>
          <table:table-cell table:style-name="ce3" office:value-type="string" calcext:value-type="string">
            <text:p>HERNANDEZ</text:p>
          </table:table-cell>
          <table:table-cell table:style-name="ce3" office:value-type="string" calcext:value-type="string">
            <text:p>OLASCUAGA</text:p>
          </table:table-cell>
          <table:table-cell table:style-name="ce3" table:number-columns-repeated="5"/>
          <table:table-cell table:style-name="ce3" office:value-type="string" calcext:value-type="string">
            <text:p>KR 14 CL 18 - 8</text:p>
          </table:table-cell>
          <table:table-cell table:style-name="ce3" table:number-columns-repeated="8"/>
          <table:table-cell table:style-name="ce3" office:value-type="string" calcext:value-type="string">
            <text:p>PUEBLO NUEV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8403" calcext:value-type="float">
            <text:p>64868403</text:p>
          </table:table-cell>
          <table:table-cell table:style-name="ce3" office:value-type="string" calcext:value-type="string">
            <text:p>CANDELARIA PATRICIA</text:p>
          </table:table-cell>
          <table:table-cell table:style-name="ce3" office:value-type="string" calcext:value-type="string">
            <text:p>GOMEZ</text:p>
          </table:table-cell>
          <table:table-cell table:style-name="ce3" office:value-type="string" calcext:value-type="string">
            <text:p>ALDANA</text:p>
          </table:table-cell>
          <table:table-cell table:style-name="ce3" table:number-columns-repeated="5"/>
          <table:table-cell table:style-name="ce3" office:value-type="string" calcext:value-type="string">
            <text:p>CL 15 KR 9 - 4</text:p>
          </table:table-cell>
          <table:table-cell table:style-name="ce3" table:number-columns-repeated="8"/>
          <table:table-cell table:style-name="ce3" office:value-type="string" calcext:value-type="string">
            <text:p>ESMERALDA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29667" calcext:value-type="float">
            <text:p>92029667</text:p>
          </table:table-cell>
          <table:table-cell table:style-name="ce3" office:value-type="string" calcext:value-type="string">
            <text:p>EDUARDO RAMON </text:p>
          </table:table-cell>
          <table:table-cell table:style-name="ce3" office:value-type="string" calcext:value-type="string">
            <text:p>HERAZO </text:p>
          </table:table-cell>
          <table:table-cell table:style-name="ce3" office:value-type="string" calcext:value-type="string">
            <text:p>CUELLO</text:p>
          </table:table-cell>
          <table:table-cell table:style-name="ce3" table:number-columns-repeated="5"/>
          <table:table-cell table:style-name="ce3" office:value-type="string" calcext:value-type="string">
            <text:p>DG 15B 13B - 5 APTO 2</text:p>
          </table:table-cell>
          <table:table-cell table:style-name="ce3" table:number-columns-repeated="8"/>
          <table:table-cell table:style-name="ce3" office:value-type="string" calcext:value-type="string">
            <text:p>EL VATICAN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5891" calcext:value-type="float">
            <text:p>64865891</text:p>
          </table:table-cell>
          <table:table-cell table:style-name="ce3" office:value-type="string" calcext:value-type="string">
            <text:p>MAGALI MARGOTH </text:p>
          </table:table-cell>
          <table:table-cell table:style-name="ce3" office:value-type="string" calcext:value-type="string">
            <text:p>AGUILERA </text:p>
          </table:table-cell>
          <table:table-cell table:style-name="ce3" office:value-type="string" calcext:value-type="string">
            <text:p>NAVARRO</text:p>
          </table:table-cell>
          <table:table-cell table:style-name="ce3" table:number-columns-repeated="5"/>
          <table:table-cell table:style-name="ce3" office:value-type="string" calcext:value-type="string">
            <text:p>CL 15A 9A - 15</text:p>
          </table:table-cell>
          <table:table-cell table:style-name="ce3" table:number-columns-repeated="8"/>
          <table:table-cell table:style-name="ce3" office:value-type="string" calcext:value-type="string">
            <text:p>ESTANC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31231" calcext:value-type="float">
            <text:p>92031231</text:p>
          </table:table-cell>
          <table:table-cell table:style-name="ce3" office:value-type="string" calcext:value-type="string">
            <text:p>DARIO JOSE </text:p>
          </table:table-cell>
          <table:table-cell table:style-name="ce3" office:value-type="string" calcext:value-type="string">
            <text:p>ACOSTA </text:p>
          </table:table-cell>
          <table:table-cell table:style-name="ce3" office:value-type="string" calcext:value-type="string">
            <text:p>MERLANO </text:p>
          </table:table-cell>
          <table:table-cell table:style-name="ce3" table:number-columns-repeated="5"/>
          <table:table-cell table:style-name="ce3" office:value-type="string" calcext:value-type="string">
            <text:p>CL 14B KR 8 - 15</text:p>
          </table:table-cell>
          <table:table-cell table:style-name="ce3" table:number-columns-repeated="8"/>
          <table:table-cell table:style-name="ce3" office:value-type="string" calcext:value-type="string">
            <text:p>BOSQUE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28487" calcext:value-type="float">
            <text:p>92028487</text:p>
          </table:table-cell>
          <table:table-cell table:style-name="ce3" office:value-type="string" calcext:value-type="string">
            <text:p>CARLOS EMIRO </text:p>
          </table:table-cell>
          <table:table-cell table:style-name="ce3" office:value-type="string" calcext:value-type="string">
            <text:p>CUELLO </text:p>
          </table:table-cell>
          <table:table-cell table:style-name="ce3" office:value-type="string" calcext:value-type="string">
            <text:p>ARAUJO </text:p>
          </table:table-cell>
          <table:table-cell table:style-name="ce3" table:number-columns-repeated="5"/>
          <table:table-cell table:style-name="ce3" office:value-type="string" calcext:value-type="string">
            <text:p>CR 7A 14E - 5</text:p>
          </table:table-cell>
          <table:table-cell table:style-name="ce3" table:number-columns-repeated="8"/>
          <table:table-cell table:style-name="ce3" office:value-type="string" calcext:value-type="string">
            <text:p>BOSQUE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7392" calcext:value-type="float">
            <text:p>64867392</text:p>
          </table:table-cell>
          <table:table-cell table:style-name="ce3" office:value-type="string" calcext:value-type="string">
            <text:p>MERIDITH MARIA </text:p>
          </table:table-cell>
          <table:table-cell table:style-name="ce3" office:value-type="string" calcext:value-type="string">
            <text:p>AGUIRRE </text:p>
          </table:table-cell>
          <table:table-cell table:style-name="ce3" office:value-type="string" calcext:value-type="string">
            <text:p>HERNANDEZ</text:p>
          </table:table-cell>
          <table:table-cell table:style-name="ce3" table:number-columns-repeated="5"/>
          <table:table-cell table:style-name="ce3" office:value-type="string" calcext:value-type="string">
            <text:p>CL 14 CR 13 - 21</text:p>
          </table:table-cell>
          <table:table-cell table:style-name="ce3" table:number-columns-repeated="8"/>
          <table:table-cell table:style-name="ce3" office:value-type="string" calcext:value-type="string">
            <text:p>ESMERALDA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27502" calcext:value-type="float">
            <text:p>92027502</text:p>
          </table:table-cell>
          <table:table-cell table:style-name="ce3" office:value-type="string" calcext:value-type="string">
            <text:p>CRISTO REY </text:p>
          </table:table-cell>
          <table:table-cell table:style-name="ce3" office:value-type="string" calcext:value-type="string">
            <text:p>HERAZO </text:p>
          </table:table-cell>
          <table:table-cell table:style-name="ce3" office:value-type="string" calcext:value-type="string">
            <text:p>FUNEZ</text:p>
          </table:table-cell>
          <table:table-cell table:style-name="ce3" table:number-columns-repeated="5"/>
          <table:table-cell table:style-name="ce3" office:value-type="string" calcext:value-type="string">
            <text:p>CR 16 15B - 3</text:p>
          </table:table-cell>
          <table:table-cell table:style-name="ce3" table:number-columns-repeated="8"/>
          <table:table-cell table:style-name="ce3" office:value-type="string" calcext:value-type="string">
            <text:p>SAN JOSE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95666" calcext:value-type="float">
            <text:p>92095666</text:p>
          </table:table-cell>
          <table:table-cell table:style-name="ce3" office:value-type="string" calcext:value-type="string">
            <text:p>JOSE DE JESUS </text:p>
          </table:table-cell>
          <table:table-cell table:style-name="ce3" office:value-type="string" calcext:value-type="string">
            <text:p>ANAYA </text:p>
          </table:table-cell>
          <table:table-cell table:style-name="ce3" office:value-type="string" calcext:value-type="string">
            <text:p>VELOT</text:p>
          </table:table-cell>
          <table:table-cell table:style-name="ce3" table:number-columns-repeated="5"/>
          <table:table-cell table:style-name="ce3" office:value-type="string" calcext:value-type="string">
            <text:p>CL 15C 9B - 41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5025" calcext:value-type="float">
            <text:p>64865025</text:p>
          </table:table-cell>
          <table:table-cell table:style-name="ce3" office:value-type="string" calcext:value-type="string">
            <text:p>GLADIS ESTHER </text:p>
          </table:table-cell>
          <table:table-cell table:style-name="ce3" office:value-type="string" calcext:value-type="string">
            <text:p>ATENCIA </text:p>
          </table:table-cell>
          <table:table-cell table:style-name="ce3" office:value-type="string" calcext:value-type="string">
            <text:p>HERNANDEZ</text:p>
          </table:table-cell>
          <table:table-cell table:style-name="ce3" table:number-columns-repeated="5"/>
          <table:table-cell table:style-name="ce3" office:value-type="string" calcext:value-type="string">
            <text:p>CR 15A 9A - 23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159829" calcext:value-type="float">
            <text:p>23159829</text:p>
          </table:table-cell>
          <table:table-cell table:style-name="ce3" office:value-type="string" calcext:value-type="string">
            <text:p>ELVIA JOSEFINA</text:p>
          </table:table-cell>
          <table:table-cell table:style-name="ce3" office:value-type="string" calcext:value-type="string">
            <text:p>CASTILLA</text:p>
          </table:table-cell>
          <table:table-cell table:style-name="ce3" office:value-type="string" calcext:value-type="string">
            <text:p>DE BARRIOS </text:p>
          </table:table-cell>
          <table:table-cell table:style-name="ce3" table:number-columns-repeated="5"/>
          <table:table-cell table:style-name="ce3" office:value-type="string" calcext:value-type="string">
            <text:p>CR 12 14 29 APTO 02</text:p>
          </table:table-cell>
          <table:table-cell table:style-name="ce3" table:number-columns-repeated="8"/>
          <table:table-cell table:style-name="ce3" office:value-type="string" calcext:value-type="string">
            <text:p>ESMERTALDA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8136" calcext:value-type="float">
            <text:p>64868136</text:p>
          </table:table-cell>
          <table:table-cell table:style-name="ce3" office:value-type="string" calcext:value-type="string">
            <text:p>CARMIÑA ISABEL </text:p>
          </table:table-cell>
          <table:table-cell table:style-name="ce3" office:value-type="string" calcext:value-type="string">
            <text:p>HERAZO</text:p>
          </table:table-cell>
          <table:table-cell table:style-name="ce3" office:value-type="string" calcext:value-type="string">
            <text:p>ROMERO</text:p>
          </table:table-cell>
          <table:table-cell table:style-name="ce3" table:number-columns-repeated="5"/>
          <table:table-cell table:style-name="ce3" office:value-type="string" calcext:value-type="string">
            <text:p>CR 13 CL 12 - 251</text:p>
          </table:table-cell>
          <table:table-cell table:style-name="ce3" table:number-columns-repeated="8"/>
          <table:table-cell table:style-name="ce3" office:value-type="string" calcext:value-type="string">
            <text:p>ESMERALDA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7391" calcext:value-type="float">
            <text:p>64867391</text:p>
          </table:table-cell>
          <table:table-cell table:style-name="ce3" office:value-type="string" calcext:value-type="string">
            <text:p>DANID LUCIA </text:p>
          </table:table-cell>
          <table:table-cell table:style-name="ce3" office:value-type="string" calcext:value-type="string">
            <text:p>AGUIRRE </text:p>
          </table:table-cell>
          <table:table-cell table:style-name="ce3" office:value-type="string" calcext:value-type="string">
            <text:p>HERNANDEZ</text:p>
          </table:table-cell>
          <table:table-cell table:style-name="ce3" table:number-columns-repeated="5"/>
          <table:table-cell table:style-name="ce3" office:value-type="string" calcext:value-type="string">
            <text:p>DG 15 KR 14 24</text:p>
          </table:table-cell>
          <table:table-cell table:style-name="ce3" table:number-columns-repeated="8"/>
          <table:table-cell table:style-name="ce3" office:value-type="string" calcext:value-type="string">
            <text:p>ESMERALDA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501030" calcext:value-type="float">
            <text:p>22501030</text:p>
          </table:table-cell>
          <table:table-cell table:style-name="ce3" office:value-type="string" calcext:value-type="string">
            <text:p>ISABEL SOFIA </text:p>
          </table:table-cell>
          <table:table-cell table:style-name="ce3" office:value-type="string" calcext:value-type="string">
            <text:p>ARRIETA </text:p>
          </table:table-cell>
          <table:table-cell table:style-name="ce3" office:value-type="string" calcext:value-type="string">
            <text:p>HERNANDEZ</text:p>
          </table:table-cell>
          <table:table-cell table:style-name="ce3" table:number-columns-repeated="5"/>
          <table:table-cell table:style-name="ce3" office:value-type="string" calcext:value-type="string">
            <text:p>CL 15 KR 13A - 17 </text:p>
          </table:table-cell>
          <table:table-cell table:style-name="ce3" table:number-columns-repeated="8"/>
          <table:table-cell table:style-name="ce3" office:value-type="string" calcext:value-type="string">
            <text:p>EL VATICAN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160822" calcext:value-type="float">
            <text:p>23160822</text:p>
          </table:table-cell>
          <table:table-cell table:style-name="ce3" office:value-type="string" calcext:value-type="string">
            <text:p>ANA CRISTINA </text:p>
          </table:table-cell>
          <table:table-cell table:style-name="ce3" office:value-type="string" calcext:value-type="string">
            <text:p>MADARRIAGA</text:p>
          </table:table-cell>
          <table:table-cell table:style-name="ce3" office:value-type="string" calcext:value-type="string">
            <text:p>DE OLACUAGA</text:p>
          </table:table-cell>
          <table:table-cell table:style-name="ce3" table:number-columns-repeated="5"/>
          <table:table-cell table:style-name="ce3" office:value-type="string" calcext:value-type="string">
            <text:p>CR 8 CL 14B - 9</text:p>
          </table:table-cell>
          <table:table-cell table:style-name="ce3" table:number-columns-repeated="8"/>
          <table:table-cell table:style-name="ce3" office:value-type="string" calcext:value-type="string">
            <text:p>BOSQUE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32382" calcext:value-type="float">
            <text:p>92032382</text:p>
          </table:table-cell>
          <table:table-cell table:style-name="ce3" office:value-type="string" calcext:value-type="string">
            <text:p>ROBERTO CARLOS </text:p>
          </table:table-cell>
          <table:table-cell table:style-name="ce3" office:value-type="string" calcext:value-type="string">
            <text:p>ROMERO </text:p>
          </table:table-cell>
          <table:table-cell table:style-name="ce3" office:value-type="string" calcext:value-type="string">
            <text:p>CASTILLO</text:p>
          </table:table-cell>
          <table:table-cell table:style-name="ce3" table:number-columns-repeated="5"/>
          <table:table-cell table:style-name="ce3" office:value-type="string" calcext:value-type="string">
            <text:p>CR 14E 7 - 102</text:p>
          </table:table-cell>
          <table:table-cell table:style-name="ce3" table:number-columns-repeated="8"/>
          <table:table-cell table:style-name="ce3" office:value-type="string" calcext:value-type="string">
            <text:p>BOSQUE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05001" calcext:value-type="float">
            <text:p>64805001</text:p>
          </table:table-cell>
          <table:table-cell table:style-name="ce3" office:value-type="string" calcext:value-type="string">
            <text:p>RITA DOLORES</text:p>
          </table:table-cell>
          <table:table-cell table:style-name="ce3" office:value-type="string" calcext:value-type="string">
            <text:p>CAMPILLO</text:p>
          </table:table-cell>
          <table:table-cell table:style-name="ce3" office:value-type="string" calcext:value-type="string">
            <text:p>HERNANDEZ</text:p>
          </table:table-cell>
          <table:table-cell table:style-name="ce3" table:number-columns-repeated="5"/>
          <table:table-cell table:style-name="ce3" office:value-type="string" calcext:value-type="string">
            <text:p>CR 9 CL 14B - 53</text:p>
          </table:table-cell>
          <table:table-cell table:style-name="ce3" table:number-columns-repeated="8"/>
          <table:table-cell table:style-name="ce3" office:value-type="string" calcext:value-type="string">
            <text:p>BOSQUE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7730" calcext:value-type="float">
            <text:p>64867730</text:p>
          </table:table-cell>
          <table:table-cell table:style-name="ce3" office:value-type="string" calcext:value-type="string">
            <text:p>GLENDA MARIA </text:p>
          </table:table-cell>
          <table:table-cell table:style-name="ce3" office:value-type="string" calcext:value-type="string">
            <text:p>ACEVEDO</text:p>
          </table:table-cell>
          <table:table-cell table:style-name="ce3" office:value-type="string" calcext:value-type="string">
            <text:p>MEZA</text:p>
          </table:table-cell>
          <table:table-cell table:style-name="ce3" table:number-columns-repeated="5"/>
          <table:table-cell table:style-name="ce3" office:value-type="string" calcext:value-type="string">
            <text:p>CL 15 A 9A - 36</text:p>
          </table:table-cell>
          <table:table-cell table:style-name="ce3" table:number-columns-repeated="8"/>
          <table:table-cell table:style-name="ce3" office:value-type="string" calcext:value-type="string">
            <text:p>ESTANC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0392594" calcext:value-type="float">
            <text:p>1100392594</text:p>
          </table:table-cell>
          <table:table-cell table:style-name="ce3" office:value-type="string" calcext:value-type="string">
            <text:p>LINA JOSEFINA</text:p>
          </table:table-cell>
          <table:table-cell table:style-name="ce3" office:value-type="string" calcext:value-type="string">
            <text:p>BARRIOS </text:p>
          </table:table-cell>
          <table:table-cell table:style-name="ce3" office:value-type="string" calcext:value-type="string">
            <text:p>BETANCUR</text:p>
          </table:table-cell>
          <table:table-cell table:style-name="ce3" table:number-columns-repeated="5"/>
          <table:table-cell table:style-name="ce3" office:value-type="string" calcext:value-type="string">
            <text:p>KR 12 14 29</text:p>
          </table:table-cell>
          <table:table-cell table:style-name="ce3" table:number-columns-repeated="8"/>
          <table:table-cell table:style-name="ce3" office:value-type="string" calcext:value-type="string">
            <text:p>ESMERALDA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15118" calcext:value-type="float">
            <text:p>6815118</text:p>
          </table:table-cell>
          <table:table-cell table:style-name="ce3" office:value-type="string" calcext:value-type="string">
            <text:p>JULIO ALFREDO</text:p>
          </table:table-cell>
          <table:table-cell table:style-name="ce3" office:value-type="string" calcext:value-type="string">
            <text:p>ARRIETA</text:p>
          </table:table-cell>
          <table:table-cell table:style-name="ce3" office:value-type="string" calcext:value-type="string">
            <text:p>GUTIERREZ</text:p>
          </table:table-cell>
          <table:table-cell table:style-name="ce3" table:number-columns-repeated="5"/>
          <table:table-cell table:style-name="ce3" office:value-type="string" calcext:value-type="string">
            <text:p>CR 13A CL 15 - 33</text:p>
          </table:table-cell>
          <table:table-cell table:style-name="ce3" table:number-columns-repeated="8"/>
          <table:table-cell table:style-name="ce3" office:value-type="string" calcext:value-type="string">
            <text:p>EL VATICAN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157459" calcext:value-type="float">
            <text:p>23157459</text:p>
          </table:table-cell>
          <table:table-cell table:style-name="ce3" office:value-type="string" calcext:value-type="string">
            <text:p>EMERITA VICTORIA </text:p>
          </table:table-cell>
          <table:table-cell table:style-name="ce3" office:value-type="string" calcext:value-type="string">
            <text:p>SANTIZ</text:p>
          </table:table-cell>
          <table:table-cell table:style-name="ce3" office:value-type="string" calcext:value-type="string">
            <text:p>DE HERNANDEZ</text:p>
          </table:table-cell>
          <table:table-cell table:style-name="ce3" table:number-columns-repeated="5"/>
          <table:table-cell table:style-name="ce3" office:value-type="string" calcext:value-type="string">
            <text:p>CR 10 1H6</text:p>
          </table:table-cell>
          <table:table-cell table:style-name="ce3" table:number-columns-repeated="8"/>
          <table:table-cell table:style-name="ce3" office:value-type="string" calcext:value-type="string">
            <text:p>CHARCO COLORADO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7323" calcext:value-type="float">
            <text:p>64867323</text:p>
          </table:table-cell>
          <table:table-cell table:style-name="ce3" office:value-type="string" calcext:value-type="string">
            <text:p>MARTA CECILIA</text:p>
          </table:table-cell>
          <table:table-cell table:style-name="ce3" office:value-type="string" calcext:value-type="string">
            <text:p>MESA</text:p>
          </table:table-cell>
          <table:table-cell table:style-name="ce3" office:value-type="string" calcext:value-type="string">
            <text:p>RUEDA</text:p>
          </table:table-cell>
          <table:table-cell table:style-name="ce3" table:number-columns-repeated="5"/>
          <table:table-cell table:style-name="ce3" office:value-type="string" calcext:value-type="string">
            <text:p>CL 7 5 - 33</text:p>
          </table:table-cell>
          <table:table-cell table:style-name="ce3" table:number-columns-repeated="8"/>
          <table:table-cell table:style-name="ce3" office:value-type="string" calcext:value-type="string">
            <text:p>PALACI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160884" calcext:value-type="float">
            <text:p>23160884</text:p>
          </table:table-cell>
          <table:table-cell table:style-name="ce3" office:value-type="string" calcext:value-type="string">
            <text:p>CARMEN</text:p>
          </table:table-cell>
          <table:table-cell table:style-name="ce3" office:value-type="string" calcext:value-type="string">
            <text:p>ANAYA</text:p>
          </table:table-cell>
          <table:table-cell table:style-name="ce3" office:value-type="string" calcext:value-type="string">
            <text:p>ROYET</text:p>
          </table:table-cell>
          <table:table-cell table:style-name="ce3" table:number-columns-repeated="5"/>
          <table:table-cell table:style-name="ce3" office:value-type="string" calcext:value-type="string">
            <text:p>CR 9 15 - 22</text:p>
          </table:table-cell>
          <table:table-cell table:style-name="ce3" table:number-columns-repeated="8"/>
          <table:table-cell table:style-name="ce3" office:value-type="string" calcext:value-type="string">
            <text:p>ESTANC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71782" calcext:value-type="float">
            <text:p>64871782</text:p>
          </table:table-cell>
          <table:table-cell table:style-name="ce3" office:value-type="string" calcext:value-type="string">
            <text:p>NORELIS </text:p>
          </table:table-cell>
          <table:table-cell table:style-name="ce3" office:value-type="string" calcext:value-type="string">
            <text:p>PATERNINA</text:p>
          </table:table-cell>
          <table:table-cell table:style-name="ce3" table:number-columns-repeated="6"/>
          <table:table-cell table:style-name="ce3" office:value-type="string" calcext:value-type="string">
            <text:p>CL 4B 8 - 17</text:p>
          </table:table-cell>
          <table:table-cell table:style-name="ce3" table:number-columns-repeated="8"/>
          <table:table-cell table:style-name="ce3" office:value-type="string" calcext:value-type="string">
            <text:p>LAS CANDELILLAS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03941" calcext:value-type="float">
            <text:p>11003941</text:p>
          </table:table-cell>
          <table:table-cell table:style-name="ce3" office:value-type="string" calcext:value-type="string">
            <text:p>YESICA ESTHER </text:p>
          </table:table-cell>
          <table:table-cell table:style-name="ce3" office:value-type="string" calcext:value-type="string">
            <text:p>DIAZ</text:p>
          </table:table-cell>
          <table:table-cell table:style-name="ce3" office:value-type="string" calcext:value-type="string">
            <text:p>CUELLO</text:p>
          </table:table-cell>
          <table:table-cell table:style-name="ce3" table:number-columns-repeated="5"/>
          <table:table-cell table:style-name="ce3" office:value-type="string" calcext:value-type="string">
            <text:p>CR 13 4 A - 77</text:p>
          </table:table-cell>
          <table:table-cell table:style-name="ce3" table:number-columns-repeated="8"/>
          <table:table-cell table:style-name="ce3" office:value-type="string" calcext:value-type="string">
            <text:p>LA CEJA 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66370" calcext:value-type="float">
            <text:p>64866370</text:p>
          </table:table-cell>
          <table:table-cell table:style-name="ce3" office:value-type="string" calcext:value-type="string">
            <text:p>GLADIS</text:p>
          </table:table-cell>
          <table:table-cell table:style-name="ce3" office:value-type="string" calcext:value-type="string">
            <text:p>MARTINEZ</text:p>
          </table:table-cell>
          <table:table-cell table:style-name="ce3" table:number-columns-repeated="6"/>
          <table:table-cell table:style-name="ce3" office:value-type="string" calcext:value-type="string">
            <text:p>CR 14 CL 5 13 - 27 </text:p>
          </table:table-cell>
          <table:table-cell table:style-name="ce3" table:number-columns-repeated="8"/>
          <table:table-cell table:style-name="ce3" office:value-type="string" calcext:value-type="string">
            <text:p>TRANSFORMACION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28578" calcext:value-type="float">
            <text:p>92028578</text:p>
          </table:table-cell>
          <table:table-cell table:style-name="ce3" office:value-type="string" calcext:value-type="string">
            <text:p>OMAR</text:p>
          </table:table-cell>
          <table:table-cell table:style-name="ce3" office:value-type="string" calcext:value-type="string">
            <text:p>DIAZ</text:p>
          </table:table-cell>
          <table:table-cell table:style-name="ce3" office:value-type="string" calcext:value-type="string">
            <text:p>CASTILLA</text:p>
          </table:table-cell>
          <table:table-cell table:style-name="ce3" table:number-columns-repeated="5"/>
          <table:table-cell table:style-name="ce3" office:value-type="string" calcext:value-type="string">
            <text:p>CR 9 15 - 74</text:p>
          </table:table-cell>
          <table:table-cell table:style-name="ce3" table:number-columns-repeated="8"/>
          <table:table-cell table:style-name="ce3" office:value-type="string" calcext:value-type="string">
            <text:p>ESTANCO</text:p>
          </table:table-cell>
          <table:table-cell table:style-name="ce3" table:number-columns-repeated="7"/>
          <table:table-cell table:number-columns-repeated="99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29696" calcext:value-type="float">
            <text:p>92029696</text:p>
          </table:table-cell>
          <table:table-cell table:style-name="ce3" office:value-type="string" calcext:value-type="string">
            <text:p>VICTOR </text:p>
          </table:table-cell>
          <table:table-cell table:style-name="ce3" office:value-type="string" calcext:value-type="string">
            <text:p>BOHORQUEZ</text:p>
          </table:table-cell>
          <table:table-cell table:style-name="ce3" office:value-type="string" calcext:value-type="string">
            <text:p>HERNANDEZ</text:p>
          </table:table-cell>
          <table:table-cell table:style-name="ce3" table:number-columns-repeated="5"/>
          <table:table-cell table:style-name="ce3" office:value-type="string" calcext:value-type="string">
            <text:p>CR 13A 12A - 65</text:p>
          </table:table-cell>
          <table:table-cell table:style-name="ce3" table:number-columns-repeated="8"/>
          <table:table-cell table:style-name="ce3" office:value-type="string" calcext:value-type="string">
            <text:p>EL TREBOL</text:p>
          </table:table-cell>
          <table:table-cell table:style-name="ce3" table:number-columns-repeated="7"/>
          <table:table-cell table:number-columns-repeated="992"/>
        </table:table-row>
        <table:table-row table:style-name="ro1" table:number-rows-repeated="845">
          <table:table-cell table:style-name="ce3" table:number-columns-repeated="32"/>
          <table:table-cell table:number-columns-repeated="992"/>
        </table:table-row>
        <table:table-row table:style-name="ro2" table:number-rows-repeated="104762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Hoja1.$A$1" table:cell-range-address="$Hoja1.$G$1:.$G$948"/>
        </table:named-expressions>
      </table:table>
      <table:table table:name="Hoja2" table:style-name="ta2">
        <table:table-column table:style-name="co10" table:number-columns-repeated="10" table:default-cell-style-name="Default"/>
        <table:table-column table:style-name="co16" table:number-columns-repeated="16" table:default-cell-style-name="Default"/>
        <table:table-column table:style-name="co15" table:number-columns-repeated="998" table:default-cell-style-name="Default"/>
        <table:table-row table:style-name="ro1" table:number-rows-repeated="1000">
          <table:table-cell table:style-name="ce1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>
        <table:table-column table:style-name="co10" table:number-columns-repeated="10" table:default-cell-style-name="Default"/>
        <table:table-column table:style-name="co16" table:number-columns-repeated="16" table:default-cell-style-name="Default"/>
        <table:table-column table:style-name="co15" table:number-columns-repeated="998" table:default-cell-style-name="Default"/>
        <table:table-row table:style-name="ro1" table:number-rows-repeated="1000">
          <table:table-cell table:style-name="ce1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G1:Hoja1.G94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 Narrow'" svg:font-family="''Arial Narrow''"/>
    <style:font-face style:name="Arial" svg:font-family="Arial"/>
    <style:font-face style:name="Arial Narrow" svg:font-family="'Arial Narrow'"/>
    <style:font-face style:name="Cambria" svg:font-family="Cambria"/>
    <style:font-face style:name="Tinos" svg:font-family="Tino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22:19:49.997949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17-01-12T22:19:59.112795815</dc:date>
    <meta:editing-duration>PT9S</meta:editing-duration>
    <meta:editing-cycles>1</meta:editing-cycles>
    <meta:document-statistic meta:table-count="3" meta:cell-count="1253" meta:object-count="0"/>
  </office:meta>
</office:document-meta>
</file>